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line-height="100%"/>
      <style:text-properties style:font-name="Courier 10 Pitch" fo:font-size="10pt" style:font-size-asian="10pt" style:font-size-complex="10pt"/>
    </style:style>
    <style:style style:name="P11"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2" style:family="paragraph" style:parent-style-name="Text_20_body">
      <style:paragraph-properties fo:line-height="100%"/>
      <style:text-properties style:font-name="Courier 10 Pitch" fo:font-size="10pt" fo:language="en" fo:country="US" style:font-size-asian="10pt" style:font-size-complex="10pt"/>
    </style:style>
    <style:style style:name="P13" style:family="paragraph" style:parent-style-name="Text_20_body">
      <style:paragraph-properties fo:line-height="100%" fo:text-align="start" style:justify-single-word="false"/>
      <style:text-properties style:font-name="Courier 10 Pitch" fo:font-size="10pt" fo:language="en" fo:country="US" style:font-size-asian="10pt" style:font-size-complex="10pt"/>
    </style:style>
    <style:style style:name="P14" style:family="paragraph" style:parent-style-name="Text_20_body">
      <style:paragraph-properties fo:line-height="100%"/>
    </style:style>
    <style:style style:name="P15" style:family="paragraph" style:parent-style-name="Text_20_body">
      <style:paragraph-properties fo:line-height="100%" fo:text-align="start" style:justify-single-word="false"/>
    </style:style>
    <style:style style:name="P16" style:family="paragraph" style:parent-style-name="TM_20_2">
      <style:paragraph-properties>
        <style:tab-stops>
          <style:tab-stop style:position="0.85cm" style:type="right" style:leader-style="dotted" style:leader-text="."/>
          <style:tab-stop style:position="15.563cm" style:type="right" style:leader-style="dotted" style:leader-text="."/>
        </style:tab-stops>
      </style:paragraph-properties>
    </style:style>
    <style:style style:name="P17" style:family="paragraph" style:parent-style-name="TM_20_3">
      <style:paragraph-properties>
        <style:tab-stops>
          <style:tab-stop style:position="0.843cm" style:type="right" style:leader-style="dotted" style:leader-text="."/>
          <style:tab-stop style:position="15.132cm" style:type="right" style:leader-style="dotted" style:leader-text="."/>
        </style:tab-stops>
      </style:paragraph-properties>
    </style:style>
    <style:style style:name="P18" style:family="paragraph" style:parent-style-name="TM_20_5">
      <style:paragraph-properties>
        <style:tab-stops>
          <style:tab-stop style:position="1.027cm" style:type="right" style:leader-style="dotted" style:leader-text="."/>
          <style:tab-stop style:position="14.293cm" style:type="right" style:leader-style="dotted" style:leader-text="."/>
        </style:tab-stops>
      </style:paragraph-properties>
    </style:style>
    <style:style style:name="P19" style:family="paragraph" style:parent-style-name="TM_20_4">
      <style:paragraph-properties>
        <style:tab-stops>
          <style:tab-stop style:position="0.847cm" style:type="right" style:leader-style="dotted" style:leader-text="."/>
          <style:tab-stop style:position="14.713cm" style:type="right" style:leader-style="dotted" style:leader-text="."/>
        </style:tab-stops>
      </style:paragraph-properties>
    </style:style>
    <style:style style:name="P20" style:family="paragraph" style:parent-style-name="Contents_20_6">
      <style:paragraph-properties>
        <style:tab-stops>
          <style:tab-stop style:position="13.504cm" style:type="right" style:leader-style="dotted" style:leader-text="."/>
        </style:tab-stops>
      </style:paragraph-properties>
    </style:style>
    <style:style style:name="P21" style:family="paragraph" style:parent-style-name="Footnote">
      <style:paragraph-properties fo:text-align="justify" style:justify-single-word="false"/>
    </style:style>
    <style:style style:name="P22"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3" style:family="paragraph" style:parent-style-name="Standard" style:list-style-name="L2">
      <style:paragraph-properties fo:text-align="justify" style:justify-single-word="false"/>
      <style:text-properties fo:language="en" fo:country="US"/>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en" fo:country="US"/>
    </style:style>
    <style:style style:name="P26" style:family="paragraph" style:parent-style-name="Heading_20_6">
      <style:text-properties style:font-name="Arial" style:font-name-complex="Arial"/>
    </style:style>
    <style:style style:name="P27" style:family="paragraph" style:parent-style-name="Heading_20_6">
      <style:paragraph-properties fo:break-before="page"/>
    </style:style>
    <style:style style:name="P28" style:family="paragraph" style:parent-style-name="Heading_20_6">
      <style:paragraph-properties fo:break-before="page"/>
      <style:text-properties style:font-name="Arial" fo:language="en" fo:country="US" style:font-name-complex="Arial"/>
    </style:style>
    <style:style style:name="P29" style:family="paragraph" style:parent-style-name="Heading_20_6">
      <style:paragraph-properties fo:break-before="page"/>
      <style:text-properties style:font-name="Arial" style:font-name-complex="Arial"/>
    </style:style>
    <style:style style:name="P30" style:family="paragraph" style:parent-style-name="Text_20_body" style:list-style-name="L1"/>
    <style:style style:name="P31" style:family="paragraph" style:parent-style-name="Text_20_body" style:list-style-name="L1">
      <style:text-properties style:font-name="Arial" fo:font-weight="bold" style:font-weight-asian="bold" style:font-name-complex="Arial"/>
    </style:style>
    <style:style style:name="T1" style:family="text">
      <style:text-properties style:font-name="Times New Roman" fo:font-size="12pt" fo:font-weight="normal" style:font-size-asian="12pt" style:font-weight-asian="normal" style:font-name-complex="Times New Roman" style:font-size-complex="12pt"/>
    </style:style>
    <style:style style:name="T2" style:family="text">
      <style:text-properties style:font-name="Times New Roman" style:font-name-complex="Times New Roman"/>
    </style:style>
    <style:style style:name="T3" style:family="text">
      <style:text-properties style:font-name="Times New Roman" style:letter-kerning="false" style:font-name-asian="Times New Roman" style:font-name-complex="Times New Roman"/>
    </style:style>
    <style:style style:name="T4" style:family="text">
      <style:text-properties style:font-name="Arial" style:font-name-complex="Arial"/>
    </style:style>
    <style:style style:name="T5" style:family="text">
      <style:text-properties style:font-name="Arial" fo:font-weight="bold" style:font-weight-asian="bold" style:font-name-complex="Arial"/>
    </style:style>
    <style:style style:name="T6" style:family="text">
      <style:text-properties fo:font-style="italic" style:font-style-asian="italic" style:font-style-complex="italic"/>
    </style:style>
    <style:style style:name="T7" style:family="text">
      <style:text-properties style:font-name="Courier 10 Pitch" fo:font-size="10pt" style:font-size-asian="10pt" style:font-size-complex="10pt"/>
    </style:style>
    <style:style style:name="T8" style:family="text">
      <style:text-properties style:font-name="Courier 10 Pitch" fo:font-size="10pt" fo:language="en" fo:country="US" style:font-size-asian="10pt" style:font-size-complex="10pt"/>
    </style:style>
    <style:style style:name="T9" style:family="text">
      <style:text-properties style:font-name-complex="Arial"/>
    </style:style>
    <style:style style:name="T10" style:family="text">
      <style:text-properties style:font-name="Times New Roman"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té paris 8</text:p>
      <text:p text:style-name="P2">IUT MONTREUIL</text:p>
      <text:p text:style-name="P2"/>
      <text:p text:style-name="P3">Projet Bomberdose</text:p>
      <text:p text:style-name="P4">Réalisé par Quentin Leuly (GI), Francisco Micaelli (IN), Olivier Solliec (IN)</text:p>
      <text:p text:style-name="P4">Tuteur : Dario Vieira</text:p>
      <text:p text:style-name="P5">Le 09 avril 2010</text:p>
      <text:p text:style-name="P1"/>
      <text:h text:style-name="P24" text:outline-level="1"><text:bookmark-start text:name="_Toc258360307"/><text:bookmark-start text:name="_Toc258447579"/>Résumé du rapport<text:bookmark-end text:name="_Toc258360307"/><text:bookmark-end text:name="_Toc258447579"/></text:h>
      <text:p text:style-name="Text_20_body">Nous allons vous présenter en quelques mots le contenu du rapport du BomberDose. Tout d'abord, ce projet est réalisé dans le cadre du projet de fin de deuxième année du DUT informatique à l'iut de Montreuil. Bomberdose, basé sur le célèbre Bomberman édité par Hudson Soft en 1983, est un jeu multi-joueurs en réseau, en temps réel, où il faut poser des bombes afin de se débarrasser de ses adversaires pour remporter la partie. Il est réalisé selon une architecture Client/Serveur, où le serveur gère le moteur du jeu et le client s'occupe de l'affichage graphique et des écouteurs clavier.</text:p>
      <text:p text:style-name="Text_20_body">Dans l'esprit du logiciel libre qui règne à l'IUT de Montreuil, et pour nous aider dans notre travail, nous avons utilisé un serveur pour héberger notre code, ainsi que des outils de contrôle de versions. Nous vous indiquerons l'expérience que nous avons acquise en la matière, ainsi que les avantages d'une telle méthode par rapport à un simple échange de code par e-mail.</text:p>
      <text:p text:style-name="Text_20_body">Dans ce rapport, nous vous guiderons de l'étape de choix du projet à la réalisation de celui ci, tout en explicitant les choix de conception qui s'imposaient. De plus, une copie du cahier des charges initial ainsi qu'un manuel de l'utilisateur sont attachés à ce rapport.</text:p>
      <text:p text:style-name="Text_20_body">Nous présenterons ensuite le langage utilisé pour programmer le BomberDose, qui nous était étranger jusqu'alors, le c++, ainsi que la bibliothèque qui nous a simplifié le travail, la SFML, qui possède un certain nombre de classes et de méthodes utiles à la fois pour le réseau et pour les graphismes. Cependant, un projet n'est jamais simple, et nous vous expliquerons quels problèmes nous avons rencontrés et comment nous les avons réglés; le plus contraignant d'entre eux étant le temps, qui nous a forcé à retirer quelques éléments techniques originellement prévus pour le Bomberdose.</text:p>
      <text:p text:style-name="Text_20_body">Il conviendra de vous faire connaître le résultat final, en le comparant avec les objectifs que nous nous étions fixés au départ, pour conclure sur l'utilité d'un tel projet, ainsi que les apports techniques et personnels que nous a apporté le BomberDose.</text:p>
      <text:h text:style-name="P25" text:outline-level="1"><text:bookmark-start text:name="_Toc258360308"/><text:bookmark-start text:name="_Toc258447580"/>Summary<text:bookmark-end text:name="_Toc258360308"/><text:bookmark-end text:name="_Toc258447580"/></text:h>
      <text:p text:style-name="P8">This project has been realized to validate our second year at Montreuil Institute of Technology. Bomberdose is a multi-player real-time game based on Bomberman, the famous video game designed by Hudson Soft in 1983. In this game, you must survive, and you can drop bombs in order to try to kill your opponents. We decided to conceive it using a Client/Server architecture, so as to put in use our skills in network programming and designing. The client part manages all the graphics and inputs, whereas the server part dictates how the game works, ie, it is a game engine. This separation suited us because it let us share the work easily.</text:p>
      <text:p text:style-name="P8">To concur with the free software spirit at Montreuil Institute of Technology, we decided to host our project on a server, and to use version control software. As we knew it would, it was really helpful during the development stage, way better than sharing lines of code by email. We will explain to you how we used VCS and how it benefited us.</text:p>
      <text:p text:style-name="P8">Then, we will walk you through the report, from the beginning, that is to say the choice of the project, to the designing/programming part. Furthermore, we included a copy of the users' manual, and of the project specification document.</text:p>
      <text:p text:style-name="P8">Next, we will present the programming language C++, that was relatively new to our team, as well as the SFML library which has nice ways of managing network and graphics programming. However, a project like this never goes smoothly and has to fix/circumvent obstacles, so we will tell you what they were, obviously the biggest one being time. Actually, we had to remove some elements from our project due to poor time management.</text:p>
      <text:p text:style-name="P8">Eventually, we will draw a comparison between our initial goals and the final product, sharing with you our thoughts on Bomberdose as well as the experience such a project gave us.</text:p>
      <text:p text:style-name="P8"/>
      <text:p text:style-name="P8"/>
      <text:p text:style-name="P8"/>
      <text:p text:style-name="P8"/>
      <text:p text:style-name="P8"/>
      <text:p text:style-name="P8"/>
      <text:p text:style-name="P8"/>
      <text:p text:style-name="P8"><text:soft-page-break/></text:p>
      <text:p text:style-name="TM_20_1">Sommaire</text:p>
      <text:table-of-content text:style-name="Sect1" text:name="_TOC0">
        <text:table-of-content-source text:outline-level="9">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TM_20_3">
            <text:index-entry-text/>
            <text:index-entry-tab-stop style:type="right" style:leader-char="."/>
            <text:index-entry-page-number/>
          </text:table-of-content-entry-template>
          <text:table-of-content-entry-template text:outline-level="4" text:style-name="TM_20_4">
            <text:index-entry-text/>
            <text:index-entry-tab-stop style:type="right" style:leader-char="."/>
            <text:index-entry-page-number/>
          </text:table-of-content-entry-template>
          <text:table-of-content-entry-template text:outline-level="5" text:style-name="TM_20_5">
            <text:index-entry-text/>
            <text:index-entry-tab-stop style:type="right" style:leader-char="."/>
            <text:index-entry-page-number/>
          </text:table-of-content-entry-template>
          <text:table-of-content-entry-template text:outline-level="6" text:style-name="TM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TM_20_1"><text:span text:style-name="Police_20_par_20_défaut"><text:span text:style-name="T1">Résumé du rapport</text:span></text:span><text:span text:style-name="Police_20_par_20_défaut"><text:span text:style-name="T1"><text:tab/>3</text:span></text:span></text:p>
          <text:p text:style-name="TM_20_1"><text:span text:style-name="Police_20_par_20_défaut"><text:span text:style-name="T1">Summary</text:span></text:span><text:span text:style-name="Police_20_par_20_défaut"><text:span text:style-name="T1"><text:tab/>4</text:span></text:span></text:p>
          <text:p text:style-name="TM_20_1"><text:span text:style-name="Police_20_par_20_défaut"><text:span text:style-name="T1">Introduction</text:span></text:span><text:span text:style-name="Police_20_par_20_défaut"><text:span text:style-name="T1"><text:tab/>7</text:span></text:span></text:p>
          <text:p text:style-name="P16"><text:span text:style-name="Police_20_par_20_défaut"><text:span text:style-name="T2">I.</text:span></text:span><text:span text:style-name="Police_20_par_20_défaut"><text:span text:style-name="T3"><text:tab/></text:span></text:span><text:span text:style-name="Police_20_par_20_défaut"><text:span text:style-name="T2">Justification du projet</text:span></text:span><text:span text:style-name="Police_20_par_20_défaut"><text:span text:style-name="T2"><text:tab/>7</text:span></text:span></text:p>
          <text:p text:style-name="P16"><text:span text:style-name="Police_20_par_20_défaut"><text:span text:style-name="T2">II.</text:span></text:span><text:span text:style-name="Police_20_par_20_défaut"><text:span text:style-name="T3"><text:tab/></text:span></text:span><text:span text:style-name="Police_20_par_20_défaut"><text:span text:style-name="T2">Analyse de l'existant</text:span></text:span><text:span text:style-name="Police_20_par_20_défaut"><text:span text:style-name="T2"><text:tab/>7</text:span></text:span></text:p>
          <text:p text:style-name="P17"><text:span text:style-name="Police_20_par_20_défaut"><text:span text:style-name="T2">A.</text:span></text:span><text:span text:style-name="Police_20_par_20_défaut"><text:span text:style-name="T3"><text:tab/></text:span></text:span><text:span text:style-name="Police_20_par_20_défaut"><text:span text:style-name="T2">Jeu original</text:span></text:span><text:span text:style-name="Police_20_par_20_défaut"><text:span text:style-name="T2"><text:tab/>7</text:span></text:span></text:p>
          <text:p text:style-name="P17"><text:span text:style-name="Police_20_par_20_défaut"><text:span text:style-name="T2">B.</text:span></text:span><text:span text:style-name="Police_20_par_20_défaut"><text:span text:style-name="T3"><text:tab/></text:span></text:span><text:span text:style-name="Police_20_par_20_défaut"><text:span text:style-name="T2">Projets concurrents/voisins</text:span></text:span><text:span text:style-name="Police_20_par_20_défaut"><text:span text:style-name="T2"><text:tab/>8</text:span></text:span></text:p>
          <text:p text:style-name="TM_20_1"><text:span text:style-name="Police_20_par_20_défaut"><text:span text:style-name="T1">Développement</text:span></text:span><text:span text:style-name="Police_20_par_20_défaut"><text:span text:style-name="T1"><text:tab/>8</text:span></text:span></text:p>
          <text:p text:style-name="P16"><text:span text:style-name="Police_20_par_20_défaut"><text:span text:style-name="T2">I.</text:span></text:span><text:span text:style-name="Police_20_par_20_défaut"><text:span text:style-name="T3"><text:tab/></text:span></text:span><text:span text:style-name="Police_20_par_20_défaut"><text:span text:style-name="T2">La démarche</text:span></text:span><text:span text:style-name="Police_20_par_20_défaut"><text:span text:style-name="T2"><text:tab/>8</text:span></text:span></text:p>
          <text:p text:style-name="P17"><text:span text:style-name="Police_20_par_20_défaut"><text:span text:style-name="T2">A.</text:span></text:span><text:span text:style-name="Police_20_par_20_défaut"><text:span text:style-name="T3"><text:tab/></text:span></text:span><text:span text:style-name="Police_20_par_20_défaut"><text:span text:style-name="T2">La répartition des tâches</text:span></text:span><text:span text:style-name="Police_20_par_20_défaut"><text:span text:style-name="T2"><text:tab/>8</text:span></text:span></text:p>
          <text:p text:style-name="P17"><text:span text:style-name="Police_20_par_20_défaut"><text:span text:style-name="T2">B.</text:span></text:span><text:span text:style-name="Police_20_par_20_défaut"><text:span text:style-name="T3"><text:tab/></text:span></text:span><text:span text:style-name="Police_20_par_20_défaut"><text:span text:style-name="T2">Utilisation d'outils de contrôle de version</text:span></text:span><text:span text:style-name="Police_20_par_20_défaut"><text:span text:style-name="T2"><text:tab/>9</text:span></text:span></text:p>
          <text:p text:style-name="P17"><text:span text:style-name="Police_20_par_20_défaut"><text:span text:style-name="T2">C.</text:span></text:span><text:span text:style-name="Police_20_par_20_défaut"><text:span text:style-name="T3"><text:tab/></text:span></text:span><text:span text:style-name="Police_20_par_20_défaut"><text:span text:style-name="T2">Changements des spécifications techniques</text:span></text:span><text:span text:style-name="Police_20_par_20_défaut"><text:span text:style-name="T2"><text:tab/>9</text:span></text:span></text:p>
          <text:p text:style-name="P16"><text:span text:style-name="Police_20_par_20_défaut"><text:span text:style-name="T2">II.</text:span></text:span><text:span text:style-name="Police_20_par_20_défaut"><text:span text:style-name="T3"><text:tab/></text:span></text:span><text:span text:style-name="Police_20_par_20_défaut"><text:span text:style-name="T2">La réalisation</text:span></text:span><text:span text:style-name="Police_20_par_20_défaut"><text:span text:style-name="T2"><text:tab/>10</text:span></text:span></text:p>
          <text:p text:style-name="P17"><text:span text:style-name="Police_20_par_20_défaut"><text:span text:style-name="T2">A.</text:span></text:span><text:span text:style-name="Police_20_par_20_défaut"><text:span text:style-name="T3"><text:tab/></text:span></text:span><text:span text:style-name="Police_20_par_20_défaut"><text:span text:style-name="T2">Le cahier des charges</text:span></text:span><text:span text:style-name="Police_20_par_20_défaut"><text:span text:style-name="T2"><text:tab/>10</text:span></text:span></text:p>
          <text:p text:style-name="P17"><text:span text:style-name="Police_20_par_20_défaut"><text:span text:style-name="T2">B.</text:span></text:span><text:span text:style-name="Police_20_par_20_défaut"><text:span text:style-name="T3"><text:tab/></text:span></text:span><text:span text:style-name="Police_20_par_20_défaut"><text:span text:style-name="T2">Manuel utilis</text:span></text:span><text:span text:style-name="Police_20_par_20_défaut"><text:span text:style-name="T2">ateur</text:span></text:span><text:span text:style-name="Police_20_par_20_défaut"><text:span text:style-name="T2"><text:tab/>10</text:span></text:span></text:p>
          <text:p text:style-name="P18"><text:span text:style-name="Police_20_par_20_défaut"><text:span text:style-name="T2">1.</text:span></text:span><text:span text:style-name="Police_20_par_20_défaut"><text:span text:style-name="T3"><text:tab/></text:span></text:span><text:span text:style-name="Police_20_par_20_défaut"><text:span text:style-name="T2">Description générale du jeu</text:span></text:span><text:span text:style-name="Police_20_par_20_défaut"><text:span text:style-name="T2"><text:tab/>10</text:span></text:span></text:p>
          <text:p text:style-name="P18"><text:span text:style-name="Police_20_par_20_défaut"><text:span text:style-name="T2">2.</text:span></text:span><text:span text:style-name="Police_20_par_20_défaut"><text:span text:style-name="T3"><text:tab/></text:span></text:span><text:span text:style-name="Police_20_par_20_défaut"><text:span text:style-name="T2">Configuration serveur</text:span></text:span><text:span text:style-name="Police_20_par_20_défaut"><text:span text:style-name="T2"><text:tab/>11</text:span></text:span></text:p>
          <text:p text:style-name="P18"><text:span text:style-name="Police_20_par_20_défaut"><text:span text:style-name="T2">3.</text:span></text:span><text:span text:style-name="Police_20_par_20_défaut"><text:span text:style-name="T3"><text:tab/></text:span></text:span><text:span text:style-name="Police_20_par_20_défaut"><text:span text:style-name="T2">Configuration client</text:span></text:span><text:span text:style-name="Police_20_par_20_défaut"><text:span text:style-name="T2"><text:tab/>11</text:span></text:span></text:p>
          <text:p text:style-name="P18"><text:span text:style-name="Police_20_par_20_défaut"><text:span text:style-name="T2">4.</text:span></text:span><text:span text:style-name="Police_20_par_20_défaut"><text:span text:style-name="T3"><text:tab/></text:span></text:span><text:span text:style-name="Police_20_par_20_défaut"><text:span text:style-name="T2">Une partie</text:span></text:span><text:span text:style-name="Police_20_par_20_défaut"><text:span text:style-name="T2"><text:tab/>11</text:span></text:span></text:p>
          <text:p text:style-name="P18"><text:span text:style-name="Police_20_par_20_défaut"><text:span text:style-name="T2">5.</text:span></text:span><text:span text:style-name="Police_20_par_20_défaut"><text:span text:style-name="T3"><text:tab/></text:span></text:span><text:span text:style-name="Police_20_par_20_défaut"><text:span text:style-name="T2">Les objets</text:span></text:span><text:span text:style-name="Police_20_par_20_défaut"><text:span text:style-name="T2"><text:tab/>12</text:span></text:span></text:p>
          <text:p text:style-name="P17"><text:span text:style-name="Police_20_par_20_défaut"><text:span text:style-name="T2">C.</text:span></text:span><text:span text:style-name="Police_20_par_20_défaut"><text:span text:style-name="T3"><text:tab/></text:span></text:span><text:span text:style-name="Police_20_par_20_défaut"><text:span text:style-name="T2">La conception générale et détaillée de l'application</text:span></text:span><text:span text:style-name="Police_20_par_20_défaut"><text:span text:style-name="T2"><text:tab/>12</text:span></text:span></text:p>
          <text:p text:style-name="P18"><text:span text:style-name="Police_20_par_20_défaut"><text:span text:style-name="T2">1.</text:span></text:span><text:span text:style-name="Police_20_par_20_défaut"><text:span text:style-name="T3"><text:tab/></text:span></text:span><text:span text:style-name="Police_20_par_20_défaut"><text:span text:style-name="T2">Coté serveur</text:span></text:span><text:span text:style-name="Police_20_par_20_défaut"><text:span text:style-name="T2"><text:tab/>12</text:span></text:span></text:p>
          <text:p text:style-name="P18"><text:span text:style-name="Police_20_par_20_défaut"><text:span text:style-name="T2">2.</text:span></text:span><text:span text:style-name="Police_20_par_20_défaut"><text:span text:style-name="T3"><text:tab/></text:span></text:span><text:span text:style-name="Police_20_par_20_défaut"><text:span text:style-name="T2">Côté client</text:span></text:span><text:span text:style-name="Police_20_par_20_défaut"><text:span text:style-name="T2"><text:tab/>13</text:span></text:span></text:p>
          <text:p text:style-name="P18"><text:span text:style-name="Police_20_par_20_défaut"><text:span text:style-name="T2">3.</text:span></text:span><text:span text:style-name="Police_20_par_20_défaut"><text:span text:style-name="T3"><text:tab/></text:span></text:span><text:span text:style-name="Police_20_par_20_défaut"><text:span text:style-name="T2">Ports utilisés</text:span></text:span><text:span text:style-name="Police_20_par_20_défaut"><text:span text:style-name="T2"><text:tab/>13</text:span></text:span></text:p>
          <text:p text:style-name="P18"><text:span text:style-name="Police_20_par_20_défaut"><text:span text:style-name="T2">4.</text:span></text:span><text:span text:style-name="Police_20_par_20_défaut"><text:span text:style-name="T3"><text:tab/></text:span></text:span><text:span text:style-name="Police_20_par_20_défaut"><text:span text:style-name="T2">Les </text:span></text:span><text:span text:style-name="Police_20_par_20_défaut"><text:span text:style-name="T2">threads</text:span></text:span><text:span text:style-name="Police_20_par_20_défaut"><text:span text:style-name="T2"><text:tab/>13</text:span></text:span></text:p>
          <text:p text:style-name="P18"><text:span text:style-name="Police_20_par_20_défaut"><text:span text:style-name="T2">5.</text:span></text:span><text:span text:style-name="Police_20_par_20_défaut"><text:span text:style-name="T3"><text:tab/></text:span></text:span><text:span text:style-name="Police_20_par_20_défaut"><text:span text:style-name="T2">Les Mutex</text:span></text:span><text:span text:style-name="Police_20_par_20_défaut"><text:span text:style-name="T2"><text:tab/>14</text:span></text:span></text:p>
          <text:p text:style-name="P18"><text:span text:style-name="Police_20_par_20_défaut"><text:span text:style-name="T2">6.</text:span></text:span><text:span text:style-name="Police_20_par_20_défaut"><text:span text:style-name="T3"><text:tab/></text:span></text:span><text:span text:style-name="Police_20_par_20_défaut"><text:span text:style-name="T2">Les packets</text:span></text:span><text:span text:style-name="Police_20_par_20_défaut"><text:span text:style-name="T2"><text:tab/>14</text:span></text:span></text:p>
          <text:p text:style-name="P17"><text:span text:style-name="Police_20_par_20_défaut"><text:span text:style-name="T2">D.</text:span></text:span><text:span text:style-name="Police_20_par_20_défaut"><text:span text:style-name="T3"><text:tab/></text:span></text:span><text:span text:style-name="Police_20_par_20_défaut"><text:span text:style-name="T2">La réalisation et la validation de l'application</text:span></text:span><text:span text:style-name="Police_20_par_20_défaut"><text:span text:style-name="T2"><text:tab/>14</text:span></text:span></text:p>
          <text:p text:style-name="P19"><text:span text:style-name="Police_20_par_20_défaut"><text:span text:style-name="T2">1.</text:span></text:span><text:span text:style-name="Police_20_par_20_défaut"><text:span text:style-name="T3"><text:tab/></text:span></text:span><text:span text:style-name="Police_20_par_20_défaut"><text:span text:style-name="T2">Le C++</text:span></text:span><text:span text:style-name="Police_20_par_20_défaut"><text:span text:style-name="T2"><text:tab/>14</text:span></text:span></text:p>
          <text:p text:style-name="P19"><text:span text:style-name="Police_20_par_20_défaut"><text:span text:style-name="T2">2.</text:span></text:span><text:span text:style-name="Police_20_par_20_défaut"><text:span text:style-name="T3"><text:tab/></text:span></text:span><text:span text:style-name="Police_20_par_20_défaut"><text:span text:style-name="T2">La SFML</text:span></text:span><text:span text:style-name="Police_20_par_20_défaut"><text:span text:style-name="T2"><text:tab/>15</text:span></text:span></text:p>
          <text:p text:style-name="P18"><text:span text:style-name="Police_20_par_20_défaut"><text:span text:style-name="T2">a.</text:span></text:span><text:span text:style-name="Police_20_par_20_défaut"><text:span text:style-name="T3"><text:tab/></text:span></text:span><text:span text:style-name="Police_20_par_20_défaut"><text:span text:style-name="T2">Description de la sfml</text:span></text:span><text:span text:style-name="Police_20_par_20_défaut"><text:span text:style-name="T2"><text:tab/>15</text:span></text:span></text:p>
          <text:p text:style-name="P18"><text:span text:style-name="Police_20_par_20_défaut"><text:span text:style-name="T2">b.</text:span></text:span><text:span text:style-name="Police_20_par_20_défaut"><text:span text:style-name="T3"><text:tab/></text:span></text:span><text:span text:style-name="Police_20_par_20_défaut"><text:span text:style-name="T2">Les limites de la sfml</text:span></text:span><text:span text:style-name="Police_20_par_20_défaut"><text:span text:style-name="T2"><text:tab/>15</text:span></text:span></text:p>
          <text:p text:style-name="P19"><text:span text:style-name="Police_20_par_20_défaut"><text:span text:style-name="T2">3.</text:span></text:span><text:span text:style-name="Police_20_par_20_défaut"><text:span text:style-name="T3"><text:tab/></text:span></text:span><text:span text:style-name="Police_20_par_20_défaut"><text:span text:style-name="T2">Le moteur de jeu</text:span></text:span><text:span text:style-name="Police_20_par_20_défaut"><text:span text:style-name="T2"><text:tab/>16</text:span></text:span></text:p>
          <text:p text:style-name="P18"><text:span text:style-name="Police_20_par_20_défaut"><text:span text:style-name="T2">a.</text:span></text:span><text:span text:style-name="Police_20_par_20_défaut"><text:span text:style-name="T3"><text:tab/></text:span></text:span><text:span text:style-name="Police_20_par_20_défaut"><text:span text:style-name="T2">Bomberdose</text:span></text:span><text:span text:style-name="Police_20_par_20_défaut"><text:span text:style-name="T2"><text:tab/>16</text:span></text:span></text:p>
          <text:p text:style-name="P18"><text:span text:style-name="Police_20_par_20_défaut"><text:span text:style-name="T2">b.</text:span></text:span><text:span text:style-name="Police_20_par_20_défaut"><text:span text:style-name="T3"><text:tab/></text:span></text:span><text:span text:style-name="Police_20_par_20_défaut"><text:span text:style-name="T2">Plateau</text:span></text:span><text:span text:style-name="Police_20_par_20_défaut"><text:span text:style-name="T2"><text:tab/>16</text:span></text:span></text:p>
          <text:p text:style-name="P18"><text:span text:style-name="Police_20_par_20_défaut"><text:span text:style-name="T2">c.</text:span></text:span><text:span text:style-name="Police_20_par_20_défaut"><text:span text:style-name="T3"><text:tab/></text:span></text:span><text:span text:style-name="Police_20_par_20_défaut"><text:span text:style-name="T2">Joueur</text:span></text:span><text:span text:style-name="Police_20_par_20_défaut"><text:span text:style-name="T2"><text:tab/>17</text:span></text:span></text:p>
          <text:p text:style-name="P18"><text:span text:style-name="Police_20_par_20_défaut"><text:span text:style-name="T2">d.</text:span></text:span><text:span text:style-name="Police_20_par_20_défaut"><text:span text:style-name="T3"><text:tab/></text:span></text:span><text:span text:style-name="Police_20_par_20_défaut"><text:span text:style-name="T2">Server</text:span></text:span><text:span text:style-name="Police_20_par_20_défaut"><text:span text:style-name="T2"><text:tab/>17</text:span></text:span></text:p>
          <text:p text:style-name="P18"><text:span text:style-name="Police_20_par_20_défaut"><text:span text:style-name="T2">e.</text:span></text:span><text:span text:style-name="Police_20_par_20_défaut"><text:span text:style-name="T3"><text:tab/></text:span></text:span><text:span text:style-name="Police_20_par_20_défaut"><text:span text:style-name="T2">Sclient</text:span></text:span><text:span text:style-name="Police_20_par_20_défaut"><text:span text:style-name="T2"><text:tab/>17</text:span></text:span></text:p>
          <text:p text:style-name="P18"><text:span text:style-name="Police_20_par_20_défaut"><text:span text:style-name="T2">f.</text:span></text:span><text:span text:style-name="Police_20_par_20_défaut"><text:span text:style-name="T3"><text:tab/></text:span></text:span><text:span text:style-name="Police_20_par_20_défaut"><text:span text:style-name="T2">Structure de données ToClient.h</text:span></text:span><text:span text:style-name="Police_20_par_20_défaut"><text:span text:style-name="T2"><text:tab/>17</text:span></text:span></text:p>
          <text:p text:style-name="P19"><text:span text:style-name="Police_20_par_20_défaut"><text:span text:style-name="T2">4.</text:span></text:span><text:span text:style-name="Police_20_par_20_défaut"><text:span text:style-name="T3"><text:tab/></text:span></text:span><text:span text:style-name="Police_20_par_20_défaut"><text:span text:style-name="T2">Les macros</text:span></text:span><text:span text:style-name="Police_20_par_20_défaut"><text:span text:style-name="T2"><text:tab/>18</text:span></text:span></text:p>
          <text:p text:style-name="P19"><text:span text:style-name="Police_20_par_20_défaut"><text:span text:style-name="T2">5.</text:span></text:span><text:span text:style-name="Police_20_par_20_défaut"><text:span text:style-name="T3"><text:tab/></text:span></text:span><text:span text:style-name="Police_20_par_20_défaut"><text:span text:style-name="T2">Le client</text:span></text:span><text:span text:style-name="Police_20_par_20_défaut"><text:span text:style-name="T2"><text:tab/>18</text:span></text:span></text:p>
          <text:p text:style-name="P18"><text:span text:style-name="Police_20_par_20_défaut"><text:span text:style-name="T2">a.</text:span></text:span><text:span text:style-name="Police_20_par_20_défaut"><text:span text:style-name="T3"><text:tab/></text:span></text:span><text:span text:style-name="Police_20_par_20_défaut"><text:span text:style-name="T2">Client</text:span></text:span><text:span text:style-name="Police_20_par_20_défaut"><text:span text:style-name="T2"><text:tab/>18</text:span></text:span></text:p>
          <text:p text:style-name="P18"><text:span text:style-name="Police_20_par_20_défaut"><text:span text:style-name="T2">b.</text:span></text:span><text:span text:style-name="Police_20_par_20_défaut"><text:span text:style-name="T3"><text:tab/></text:span></text:span><text:span text:style-name="Police_20_par_20_défaut"><text:span text:style-name="T2">Structure de données ToServer.h</text:span></text:span><text:span text:style-name="Police_20_par_20_défaut"><text:span text:style-name="T2"><text:tab/>18</text:span></text:span></text:p>
          <text:p text:style-name="P19"><text:span text:style-name="Police_20_par_20_défaut"><text:span text:style-name="T2">6.</text:span></text:span><text:span text:style-name="Police_20_par_20_défaut"><text:span text:style-name="T3"><text:tab/></text:span></text:span><text:span text:style-name="Police_20_par_20_défaut"><text:span text:style-name="T2">Difficultés rencontrées</text:span></text:span><text:span text:style-name="Police_20_par_20_défaut"><text:span text:style-name="T2"><text:tab/>18</text:span></text:span></text:p>
          <text:p text:style-name="P18"><text:span text:style-name="Police_20_par_20_défaut"><text:span text:style-name="T2">a.</text:span></text:span><text:span text:style-name="Police_20_par_20_défaut"><text:span text:style-name="T3"><text:tab/></text:span></text:span><text:span text:style-name="Police_20_par_20_défaut"><text:span text:style-name="T2">Partage de variables entre les threads</text:span></text:span><text:span text:style-name="Police_20_par_20_défaut"><text:span text:style-name="T2"><text:tab/>18</text:span></text:span></text:p>
          <text:p text:style-name="P18"><text:span text:style-name="Police_20_par_20_défaut"><text:span text:style-name="T2">b.</text:span></text:span><text:span text:style-name="Police_20_par_20_défaut"><text:span text:style-name="T3"><text:tab/></text:span></text:span><text:span text:style-name="Police_20_par_20_défaut"><text:span text:style-name="T2">Utilisation d'une fréquence impo</text:span></text:span><text:span text:style-name="Police_20_par_20_défaut"><text:span text:style-name="T2">rtante du CPU dans les Threads</text:span></text:span><text:span text:style-name="Police_20_par_20_défaut"><text:span text:style-name="T2"><text:tab/>18</text:span></text:span></text:p>
          <text:p text:style-name="P18"><text:span text:style-name="Police_20_par_20_défaut"><text:span text:style-name="T2">c.</text:span></text:span><text:span text:style-name="Police_20_par_20_défaut"><text:span text:style-name="T3"><text:tab/></text:span></text:span><text:span text:style-name="Police_20_par_20_défaut"><text:span text:style-name="T2">Arrêt de la méthode Run() d'un Thread d'écoute</text:span></text:span><text:span text:style-name="Police_20_par_20_défaut"><text:span text:style-name="T2"><text:tab/>19</text:span></text:span></text:p>
          <text:p text:style-name="P19"><text:span text:style-name="Police_20_par_20_défaut"><text:span text:style-name="T2">7.</text:span></text:span><text:span text:style-name="Police_20_par_20_défaut"><text:span text:style-name="T3"><text:tab/></text:span></text:span><text:span text:style-name="Police_20_par_20_défaut"><text:span text:style-name="T2">Le produit final</text:span></text:span><text:span text:style-name="Police_20_par_20_défaut"><text:span text:style-name="T2"><text:tab/>19</text:span></text:span></text:p>
          <text:p text:style-name="TM_20_1"><text:soft-page-break/><text:span text:style-name="Police_20_par_20_défaut"><text:span text:style-name="T1">Conclusion générale</text:span></text:span><text:span text:style-name="Police_20_par_20_défaut"><text:span text:style-name="T1"><text:tab/>20</text:span></text:span></text:p>
          <text:p text:style-name="TM_20_1"><text:span text:style-name="Police_20_par_20_défaut"><text:span text:style-name="T1">Bibliographie</text:span></text:span><text:span text:style-name="Police_20_par_20_défaut"><text:span text:style-name="T1"><text:tab/>22</text:span></text:span></text:p>
          <text:p text:style-name="TM_20_1"><text:span text:style-name="Police_20_par_20_défaut"><text:span text:style-name="T1">Glossaire</text:span></text:span><text:span text:style-name="Police_20_par_20_défaut"><text:span text:style-name="T1"><text:tab/>23</text:span></text:span></text:p>
          <text:p text:style-name="TM_20_1"><text:span text:style-name="Police_20_par_20_défaut"><text:span text:style-name="T1">Annexes</text:span></text:span><text:span text:style-name="Police_20_par_20_défaut"><text:span text:style-name="T1"><text:tab/>26</text:span></text:span></text:p>
          <text:p text:style-name="TM_20_6"><text:span text:style-name="Police_20_par_20_défaut"><text:span text:style-name="T2">Annexe 1 : Licence New BSD</text:span></text:span><text:span text:style-name="Police_20_par_20_défaut"><text:span text:style-name="T2"><text:tab/>27</text:span></text:span></text:p>
          <text:p text:style-name="TM_20_6"><text:span text:style-name="Police_20_par_20_défaut"><text:span text:style-name="T2">Annexe 2 : Diagramme de classe Serveur/Moteur</text:span></text:span><text:span text:style-name="Police_20_par_20_défaut"><text:span text:style-name="T2"><text:tab/>28</text:span></text:span></text:p>
          <text:p text:style-name="TM_20_6"><text:span text:style-name="Police_20_par_20_défaut"><text:span text:style-name="T2">Annexe 3 : Structure de données ToClient et surcharge d'opérateurs</text:span></text:span><text:span text:style-name="Police_20_par_20_défaut"><text:span text:style-name="T2"><text:tab/>29</text:span></text:span></text:p>
          <text:p text:style-name="TM_20_6"><text:span text:style-name="Police_20_par_20_défaut"><text:span text:style-name="T2">Annexe 4 : Structure de données ToServer et surcharge d'opérateurs</text:span></text:span><text:span text:style-name="Police_20_par_20_défaut"><text:span text:style-name="T2"><text:tab/>30</text:span></text:span></text:p>
        </text:index-body>
      </text:table-of-content>
      <text:p text:style-name="TM_20_6"/>
      <text:p text:style-name="TM_20_6"/>
      <text:p text:style-name="P20"/>
      <text:p text:style-name="P20"/>
      <text:p text:style-name="Contents_20_1"/>
      <text:p text:style-name="Contents_20_1"/>
      <text:p text:style-name="Standard"/>
      <text:p text:style-name="P1"/>
      <text:h text:style-name="Heading_20_1" text:outline-level="1"><text:bookmark-start text:name="_Toc258360309"/><text:bookmark-start text:name="_Toc258447581"/>Introduction<text:bookmark-end text:name="_Toc258360309"/><text:bookmark-end text:name="_Toc258447581"/></text:h>
      <text:h text:style-name="Heading_20_2" text:outline-level="2"><text:bookmark-start text:name="_Toc258360310"/><text:bookmark-start text:name="_Toc258447582"/>Justification du projet<text:bookmark-end text:name="_Toc258360310"/><text:bookmark-end text:name="_Toc258447582"/></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21">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21">http://code.google.com/p/bomberdose/</text:p></text:note-body></text:note></text:span> en licence new BSD<text:span text:style-name="Appel_20_note_20_de_20_bas_20_de_20_p."><text:note text:id="ftn3" text:note-class="footnote"><text:note-citation>3</text:note-citation><text:note-body><text:p text:style-name="P21">Annexe 1 – Licence new BSD</text:p></text:note-body></text:note></text:span>), qui sont indispensables au bon déroulement d'un projet open-source.</text:p>
      <text:h text:style-name="Heading_20_2" text:outline-level="2"><text:bookmark-start text:name="_Toc258360311"/><text:bookmark-start text:name="_Toc258447583"/>Analyse de l'existant<text:bookmark-end text:name="_Toc258360311"/><text:bookmark-end text:name="_Toc258447583"/></text:h>
      <text:h text:style-name="Heading_20_3" text:outline-level="3"><text:bookmark-start text:name="_Toc258360312"/><text:bookmark-start text:name="_Toc258447584"/>Jeu original<text:bookmark-end text:name="_Toc258360312"/><text:bookmark-end text:name="_Toc258447584"/></text:h>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21">http://en.wikipedia.org/wiki/Bomberman</text:p></text:note-body></text:note></text:span> dans le monde entier. Etant l'un des pionniers des jeux multi-joueurs (mais sur une seule machine<text:span text:style-name="Appel_20_note_20_de_20_bas_20_de_20_p."><text:note text:id="ftn5" text:note-class="footnote"><text:note-citation>5</text:note-citation><text:note-body><text:p text:style-name="Footnote">En hotseat, par opposition à plusieurs machines connectées en réseau.</text:p></text:note-body></text:note></text:span>), il s'est rapidement établi comme référence dans le monde du jeu vidéo, notamment sur console Nintendo.</text:p>
      <text:h text:style-name="Heading_20_3" text:outline-level="3"><text:bookmark-start text:name="_Toc258360313"/><text:bookmark-start text:name="_Toc258447585"/><text:soft-page-break/>Projets concurrents/voisins<text:bookmark-end text:name="_Toc258360313"/><text:bookmark-end text:name="_Toc258447585"/></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6" text:note-class="footnote"><text:note-citation>6</text:note-citation><text:note-body><text:p text:style-name="P21"><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 cet ancien projet ne correspondait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text:bookmark-start text:name="_Toc258360314"/><text:bookmark-start text:name="_Toc258447586"/>Développement<text:bookmark-end text:name="_Toc258360314"/><text:bookmark-end text:name="_Toc258447586"/></text:h>
      <text:h text:style-name="Heading_20_2" text:outline-level="2"><text:bookmark-start text:name="_Toc258360315"/><text:bookmark-start text:name="_Toc258447587"/>La démarche<text:bookmark-end text:name="_Toc258360315"/><text:bookmark-end text:name="_Toc258447587"/></text:h>
      <text:h text:style-name="Heading_20_3" text:outline-level="3"><text:bookmark-start text:name="_Toc258360316"/><text:bookmark-start text:name="_Toc258447588"/>La répartition des tâches<text:bookmark-end text:name="_Toc258360316"/><text:bookmark-end text:name="_Toc258447588"/></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7" text:note-class="footnote"><text:note-citation>7</text:note-citation><text:note-body><text:p text:style-name="P21"><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e pouvaient pas consacrer autant de temps que les étudiants en option Imagerie Numérique. Le deuxième critère était l’intéressement de l’étudiant aux différentes parties disponibles. Enfin, nous avons distribué les tâches selon leur « début au plus tard<text:span text:style-name="Appel_20_note_20_de_20_bas_20_de_20_p."><text:note text:id="ftn8" text:note-class="footnote"><text:note-citation>8</text:note-citation><text:note-body><text:p text:style-name="Footnot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cette partie, et nous avons donné à faire le moteur du jeu à Francisco, qui pensait pouvoir le faire correctement.</text:p>
      <text:h text:style-name="Heading_20_3" text:outline-level="3"><text:bookmark-start text:name="_Toc258360317"/><text:bookmark-start text:name="_Toc258447589"/><text:soft-page-break/>Utilisation d'outils de contrôle de version<text:bookmark-end text:name="_Toc258360317"/><text:bookmark-end text:name="_Toc258447589"/></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9" text:note-class="footnote"><text:note-citation>9</text:note-citation><text:note-body><text:p text:style-name="Footnote"><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10" text:note-class="footnote"><text:note-citation>10</text:note-citation><text:note-body><text:p text:style-name="Footnote"><text:s/>http://tortoisesvn.tigris.org/</text:p></text:note-body></text:note></text:span>, et un client à commande pour les utilisateurs de linux : SVN.</text:p>
      <text:p text:style-name="Text_20_body">Il est nécessaire de synchroniser un répertoire (ou repository en anglais) sur la machine locale avec le serveur où est stocké le code (nous avons choisi googlecode, qui nous paraissait simple d'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plus avancée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solutions pour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bookmark-start text:name="_Toc258360318"/><text:bookmark-start text:name="_Toc258447590"/>Changements des spécifications techniques<text:bookmark-end text:name="_Toc258360318"/><text:bookmark-end text:name="_Toc258447590"/></text:h>
      <text:p text:style-name="Text_20_body">Nous nous sommes aperçus qu'avec la quantité d'objectifs que nous nous étions fixés, il n'était <text:s/>pas possible de tous les atteindre. C'est pourquoi, la gestion du son, prévue à l'origine, ne sera pas effectuée. De plus, certains effets visuels, comme le clignotement des bombes ou des bonus, ne seront pas implémentés. La gestion des sprites (déplacement du joueur) n'étant pas <text:soft-page-break/>simple lorsqu'il s'agit d'un jeu en réseau, elle ne sera pas implémentée dans la version du Bomberdose que nous devons rendre pour le projet de fin de deuxième année de DUT informatique.</text:p>
      <text:h text:style-name="Heading_20_2" text:outline-level="2"><text:bookmark-start text:name="_Toc258360319"/><text:bookmark-start text:name="_Toc258447591"/>La réalisation<text:bookmark-end text:name="_Toc258360319"/><text:bookmark-end text:name="_Toc258447591"/></text:h>
      <text:h text:style-name="Heading_20_3" text:outline-level="3"><text:bookmark-start text:name="_Toc258360320"/><text:bookmark-start text:name="_Toc258447592"/>Le cahier des charges<text:bookmark-end text:name="_Toc258360320"/><text:bookmark-end text:name="_Toc258447592"/></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_20_note_20_de_20_bas_20_de_20_p."><text:note text:id="ftn11" text:note-class="footnote"><text:note-citation>11</text:note-citation><text:note-body><text:p text:style-name="Footnote"><text:s/>Cf Glossaire</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2" text:note-class="footnote"><text:note-citation>12</text:note-citation><text:note-body><text:p text:style-name="Footnote"><text:s/>Cf Glossaire</text:p></text:note-body></text:note></text:span> ; le Bomberdose sera jouable uniquement au clavier avec des touches prédéfinies ; enfin, le Bomberdose sera codé de manière claire, bien commenté, et le projet pourra être facilement repris par les futurs étudiants de deuxième année, s'ils veulent l’améliorer, ou implémenter de nouvelles fonctionnalités.</text:p>
      <text:h text:style-name="Heading_20_3" text:outline-level="3"><text:bookmark-start text:name="_Toc258360321"/><text:bookmark-start text:name="_Toc258447593"/>Manuel utilisateur<text:bookmark-end text:name="_Toc258360321"/><text:bookmark-end text:name="_Toc258447593"/></text:h>
      <text:h text:style-name="Heading_20_5" text:outline-level="5"><text:bookmark-start text:name="_Toc258360322"/><text:bookmark-start text:name="_Toc258447594"/>Description générale du jeu<text:bookmark-end text:name="_Toc258360322"/><text:bookmark-end text:name="_Toc258447594"/></text:h>
      <text:p text:style-name="Text_20_body">Bienvenue dans le jeu du Bomberdose !</text:p>
      <text:p text:style-name="Text_20_body">Bomberdose est un jeu multi-joueurs en réseau, en temps réel, où il faut poser des bombes 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vre dans BomberDose.</text:p>
      <text:p text:style-name="Text_20_body">Un jeu se caractérise par plusieurs parties et par des règles que nous allons aborder par la <text:soft-page-break/>suite. Tant que personne n'a gagné autant de parties que le score prédéfini, une nouvelle partie sera lancée.</text:p>
      <text:h text:style-name="Heading_20_5" text:outline-level="5"><text:bookmark-start text:name="_Toc258360323"/><text:bookmark-start text:name="_Toc258447595"/>Configuration serveur<text:bookmark-end text:name="_Toc258360323"/><text:bookmark-end text:name="_Toc258447595"/></text:h>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 (se reporter aux objets pour une description complète des différents objets du jeu), le nombre de bonus de flamme, ainsi que le nombre de bonus de roller.</text:p>
      <text:p text:style-name="Text_20_body">Il faut <text:s/>ensuite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nfin, il faut régler le nombre de minutes que durera une partie. Si le temps est écoulé, la partie se finit sur un ex-æquo, et le score ne change pas. </text:p>
      <text:h text:style-name="Heading_20_5" text:outline-level="5"><text:bookmark-start text:name="_Toc258360324"/><text:bookmark-start text:name="_Toc258447596"/>Configuration client<text:bookmark-end text:name="_Toc258360324"/><text:bookmark-end text:name="_Toc258447596"/></text:h>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h text:style-name="Heading_20_5" text:outline-level="5"><text:bookmark-start text:name="_Toc258360325"/><text:bookmark-start text:name="_Toc258447597"/>Une partie<text:bookmark-end text:name="_Toc258360325"/><text:bookmark-end text:name="_Toc258447597"/></text:h>
      <text:p text:style-name="Text_20_body">Une fois en jeu, le joueur peut se déplacer en utilisant les touches directionnelles et il peut poser une bombe (tant qu'il en a) en appuyant sur espace. Dès que la bombe a explosé, il peut en reposer.</text:p>
      <text:p text:style-name="Text_20_body"><text:soft-page-break/>Quelques conseils : essayez de bloquer vos ennemis en posant des bombes lorsqu'ils sont entre trois blocs, en effet, une bombe n'est pas traversable par les joueurs, et si vous arrivez à les coincer comme ceci, vos ennemis n'auront aucune chance.</text:p>
      <text:p text:style-name="Text_20_body">Toutes les stratégies sont bonnes pour annihiler vos adversaires, inventez-en de nouvelles et utilisez votre imagination pour être le dernier survivant sur le plateau de jeu!</text:p>
      <text:h text:style-name="Heading_20_5" text:outline-level="5"><text:bookmark-start text:name="_Toc258360326"/><text:bookmark-start text:name="_Toc258447598"/>Les objets<text:bookmark-end text:name="_Toc258360326"/><text:bookmark-end text:name="_Toc258447598"/></text:h>
      <text:p text:style-name="Text_20_body"><draw:frame draw:style-name="fr1" draw:name="Image 5" text:anchor-type="as-char" svg:y="0cm" svg:width="0.474cm" style:rel-width="scale" svg:height="0.474cm" style:rel-height="scale" draw:z-index="0"><draw:image/><svg:desc>bonus bombe.png</svg:desc></draw:frame> Bonus bombe : permet aux joueurs qui le ramassent d'augmenter le nombre de bombes qu'ils peuvent poser.</text:p>
      <text:p text:style-name="Text_20_body"><draw:frame draw:style-name="fr1" draw:name="Image 6" text:anchor-type="as-char" svg:y="0cm" svg:width="0.584cm" style:rel-width="scale" svg:height="0.584cm" style:rel-height="scale" draw:z-index="1"><draw:image/><svg:desc>bonus flamme.png</svg:desc></draw:frame>Bonus flamme : ce bonus augmente d'une case la portée des bombes du joueur qui en bénéficie.</text:p>
      <text:p text:style-name="Text_20_body"><draw:frame draw:style-name="fr1" draw:name="Image 7" text:anchor-type="as-char" svg:y="0cm" svg:width="0.527cm" style:rel-width="scale" svg:height="0.527cm" style:rel-height="scale" draw:z-index="2"><draw:image/><svg:desc>bonus roller.png</svg:desc></draw:frame> Bonus roller : permet d'augmenter la vitesse de déplacement.</text:p>
      <text:p text:style-name="Text_20_body"><draw:frame draw:style-name="fr1" draw:name="Image 8" text:anchor-type="as-char" svg:y="0cm" svg:width="0.58cm" style:rel-width="scale" svg:height="0.58cm" style:rel-height="scale" draw:z-index="3"><draw:image/><svg:desc>malus.png</svg:desc></draw:frame> Malus : Vous rend la vie difficile (vitesse décuplée, pose de bombes incontrôlée, changement intempestif du nombre de bombes à votre actif...).</text:p>
      <text:p text:style-name="Text_20_body"><draw:frame draw:style-name="fr1" draw:name="Image 9" text:anchor-type="as-char" svg:y="0cm" svg:width="0.573cm" style:rel-width="scale" svg:height="0.573cm" style:rel-height="scale" draw:z-index="4"><draw:image/><svg:desc>bomb.png</svg:desc></draw:frame> Bombe : Peut être posée par tous les joueurs, c'est l'outil le plus important que possède chaque joueur. Lorsqu'elle explose, elle a une portée de flammes par défaut de 1.</text:p>
      <text:p text:style-name="Text_20_body"><draw:frame draw:style-name="fr1" draw:name="Image 10" text:anchor-type="as-char" svg:y="0cm" svg:width="0.605cm" style:rel-width="scale" svg:height="0.605cm" style:rel-height="scale" draw:z-index="5"><draw:image/><svg:desc>flamme.png</svg:desc></draw:frame> Flamme : Engendrées par les bombes, les flammes constituent un élément mortel pour les joueurs. En effet, si ceux ci avancent sur une flamme ou se trouvent dans son rayon d'action, ils meurent.</text:p>
      <text:p text:style-name="Text_20_body"><draw:frame draw:style-name="fr1" draw:name="Image 11" text:anchor-type="as-char" svg:y="0cm" svg:width="0.61cm" style:rel-width="scale" svg:height="0.61cm" style:rel-height="scale" draw:z-index="6"><draw:image/><svg:desc>incassable.png</svg:desc></draw:frame> Mur incassable : stoppe les flammes, utile pour se protéger</text:p>
      <text:p text:style-name="Text_20_body"><draw:frame draw:style-name="fr1" draw:name="Image 12" text:anchor-type="as-char" svg:y="0cm" svg:width="0.584cm" style:rel-width="scale" svg:height="0.584cm" style:rel-height="scale" draw:z-index="7"><draw:image/><svg:desc>cassable.png</svg:desc></draw:frame>Mur cassable : stoppe les flammes mais se fait détruire si celles ci le touchent. A l'intérieur peuvent se trouver des bonus comme des malus.</text:p>
      <text:p text:style-name="Text_20_body"><draw:frame draw:style-name="fr1" draw:name="Image 13" text:anchor-type="as-char" svg:y="0cm" svg:width="0.728cm" style:rel-width="scale" svg:height="0.767cm" style:rel-height="scale" draw:z-index="8"><draw:image/><svg:desc>char1.png</svg:desc></draw:frame> <draw:frame draw:style-name="fr1" draw:name="Image 14" text:anchor-type="as-char" svg:y="0cm" svg:width="0.691cm" style:rel-width="scale" svg:height="0.767cm" style:rel-height="scale" draw:z-index="9"><draw:image/><svg:desc>char2.png</svg:desc></draw:frame><draw:frame draw:style-name="fr1" draw:name="Image 15" text:anchor-type="as-char" svg:y="0cm" svg:width="0.767cm" style:rel-width="scale" svg:height="0.767cm" style:rel-height="scale" draw:z-index="10"><draw:image/><svg:desc>char3.png</svg:desc></draw:frame><draw:frame draw:style-name="fr1" draw:name="Image 16" text:anchor-type="as-char" svg:y="0cm" svg:width="0.767cm" style:rel-width="scale" svg:height="0.767cm" style:rel-height="scale" draw:z-index="11"><draw:image/><svg:desc>char4.png</svg:desc></draw:frame> Joueur : tous les joueurs sont traversables par les autres joueurs.</text:p>
      <text:p text:style-name="Standard"/>
      <text:h text:style-name="Heading_20_3" text:outline-level="3"><text:bookmark-start text:name="_Toc258360327"/><text:bookmark-start text:name="_Toc258447599"/>La conception générale et détaillée de l'application<text:bookmark-end text:name="_Toc258360327"/><text:bookmark-end text:name="_Toc258447599"/></text:h>
      <text:p text:style-name="Standard"/>
      <text:p text:style-name="Text_20_body"><text:soft-page-break/>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text:bookmark-start text:name="_Toc258360329"/><text:bookmark-start text:name="_Toc258447600"/>Coté serveur<text:bookmark-end text:name="_Toc258360329"/><text:bookmark-end text:name="_Toc258447600"/></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3" text:note-class="footnote"><text:note-citation>13</text:note-citation><text:note-body><text:p text:style-name="Footnote"><text:s/>Cf Glossaire</text:p></text:note-body></text:note></text:span>, qui assure que ces données arrivent et ne sont pas perdues en chemin.</text:p>
      <text:p text:style-name="Text_20_body">Ensuite, les données qui concernent l'état de la partie en cours (où est chaque joueur, quel est l'état de la case n°X, etc)<text:span text:style-name="Appel_20_note_20_de_20_bas_20_de_20_p."><text:note text:id="ftn14" text:note-class="footnote"><text:note-citation>14</text:note-citation><text:note-body><text:p text:style-name="Footnote"><text:s/>Se reporter à l'annexe 4, struct ToClient.h</text:p></text:note-body></text:note></text:span> doivent être envoyées régulièrement au client afin que ce dernier puisse rafraîchir le plateau de jeu. L'intervalle d'envoi étant très court et le nombre de données à envoyer étant assez important, il a été choisi comme mode de transport le protocole UDP<text:span text:style-name="Appel_20_note_20_de_20_bas_20_de_20_p."><text:note text:id="ftn15" text:note-class="footnote"><text:note-citation>15</text:note-citation><text:note-body><text:p text:style-name="Footnote"><text:s/>Cf Glossaire</text:p></text:note-body></text:note></text:span>, ainsi si une trame s'égare ce n'est pas très grave puisque la suivante est juste derrière, et sur un réseau local les trames ne sont pas souvent perdues.</text:p>
      <text:h text:style-name="Heading_20_5" text:outline-level="5"><text:bookmark-start text:name="_Toc258360330"/><text:bookmark-start text:name="_Toc258447601"/>Côté client<text:bookmark-end text:name="_Toc258360330"/><text:bookmark-end text:name="_Toc258447601"/></text:h>
      <text:p text:style-name="Text_20_body">Le client doit être à la fois capable de recevoir les instructions (en TCP) et les données des parties (UDP), mais il doit lui aussi envoyer l'intention du joueur (de se déplacer, ou de poser une bombe)<text:span text:style-name="Appel_20_note_20_de_20_bas_20_de_20_p."><text:note text:id="ftn16" text:note-class="footnote"><text:note-citation>16</text:note-citation><text:note-body><text:p text:style-name="Footnote"><text:s/>Se reporter à l'annexe 5, struct ToServer.h</text:p></text:note-body></text:note></text:span>. Ces intentions peuvent être très rapprochées en temps, il faut donc les envoyer rapidement. Pour cela, le protocole UDP semblait le plus approprié, en effet si une intention se perd ce n'est pas très grave, il suffit que le joueur reste appuyé sur une touche une fraction de seconde de plus.</text:p>
      <text:h text:style-name="Heading_20_5" text:outline-level="5"><text:bookmark-start text:name="_Toc258360331"/><text:bookmark-start text:name="_Toc258447602"/>Ports utilisés<text:bookmark-end text:name="_Toc258360331"/><text:bookmark-end text:name="_Toc258447602"/></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text:bookmark-start text:name="_Toc258360332"/><text:bookmark-start text:name="_Toc258447603"/>Les threads<text:span text:style-name="Appel_20_note_20_de_20_bas_20_de_20_p."><text:span text:style-name="T4"><text:note text:id="ftn17" text:note-class="footnote"><text:note-citation>17</text:note-citation><text:note-body><text:p text:style-name="Footnote"><text:s/>Cf glossaire</text:p></text:note-body></text:note></text:span></text:span><text:bookmark-end text:name="_Toc258360332"/><text:bookmark-end text:name="_Toc258447603"/></text:h>
      <text:p text:style-name="Text_20_body">La programmation réseau nécessite souvent de réaliser plusieurs tâches simultanément. C'est le cas dans le BomberDose, où il faut par exemple à la fois recevoir des informations et en <text:soft-page-break/>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s en mode non bloquant, cependant il nous a paru plus simple (et plus sûr) d'implémenter des threads.</text:p>
      <text:h text:style-name="Heading_20_5" text:outline-level="5"><text:bookmark-start text:name="_Toc258360333"/><text:bookmark-start text:name="_Toc258447604"/>Les Mutex<text:span text:style-name="Appel_20_note_20_de_20_bas_20_de_20_p."><text:span text:style-name="T4"><text:note text:id="ftn18" text:note-class="footnote"><text:note-citation>18</text:note-citation><text:note-body><text:p text:style-name="Footnote"><text:s/>Cf glossaire</text:p></text:note-body></text:note></text:span></text:span><text:bookmark-end text:name="_Toc258360333"/><text:bookmark-end text:name="_Toc258447604"/></text:h>
      <text:p text:style-name="Text_20_body">L'implémentation de threads nous oblige à faire attention à l'accès et à l'écriture simultanés de variables. En effet, si dans le ThreadEcoute du serveur du BomberDose nous tentons de changer la position d'un joueur en fonction des données reçues, et qu'en même temps le ThreadEnvoi récupère cette information pour l'envoyer aux clients, il se produit un crash de l'application. Il est impératif d'ajouter un drapeau qui signale à un processus que l'accès à une variable est en cours, et qui dit à(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automatiquement une fois que la fonction qui l'a fermée se termine.</text:p>
      <text:h text:style-name="Heading_20_5" text:outline-level="5"><text:bookmark-start text:name="_Toc258360334"/><text:bookmark-start text:name="_Toc258447605"/>Les packets<text:bookmark-end text:name="_Toc258360334"/><text:bookmark-end text:name="_Toc258447605"/></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_20_note_20_de_20_bas_20_de_20_p."><text:note text:id="ftn19" text:note-class="footnote"><text:note-citation>19</text:note-citation><text:note-body><text:p text:style-name="Footnote"><text:s/>Consulter annexe 4 et 5 pour plus d'information.</text:p></text:note-body></text:note></text:span>.</text:p>
      <text:p text:style-name="Text_20_body"/>
      <text:h text:style-name="Heading_20_3" text:outline-level="3"><text:bookmark-start text:name="_Toc258360335"/><text:bookmark-start text:name="_Toc258447606"/><text:soft-page-break/>La réalisation et la validation de l'application<text:bookmark-end text:name="_Toc258360335"/><text:bookmark-end text:name="_Toc258447606"/></text:h>
      <text:h text:style-name="Heading_20_4" text:outline-level="4"><text:bookmark-start text:name="_Toc258360336"/><text:bookmark-start text:name="_Toc258447607"/>Le C++<text:bookmark-end text:name="_Toc258360336"/><text:bookmark-end text:name="_Toc258447607"/></text:h>
      <text:p text:style-name="Text_20_body">Le C++ est actuellement le quatrième langage de programmation le plus utilisé au monde<text:span text:style-name="Appel_20_note_20_de_20_bas_20_de_20_p."><text:note text:id="ftn20" text:note-class="footnote"><text:note-citation>20</text:note-citation><text:note-body><text:p text:style-name="Footnot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complexe à assimiler. Et les erreurs de manipulation d'adresses mémoire ne pardonnent pas.</text:p>
      <text:h text:style-name="Heading_20_4" text:outline-level="4"><text:bookmark-start text:name="_Toc258360337"/><text:bookmark-start text:name="_Toc258447608"/>La SFML<text:bookmark-end text:name="_Toc258360337"/><text:bookmark-end text:name="_Toc258447608"/></text:h>
      <text:h text:style-name="Heading_20_5" text:outline-level="5"><text:bookmark-start text:name="_Toc258360338"/><text:bookmark-start text:name="_Toc258447609"/>Description de la sfml<text:bookmark-end text:name="_Toc258360338"/><text:bookmark-end text:name="_Toc258447609"/></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utilisé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h text:style-name="Heading_20_5" text:outline-level="5"><text:bookmark-start text:name="_Toc258360339"/><text:bookmark-start text:name="_Toc258447610"/><text:soft-page-break/>Les limites de la sfml<text:bookmark-end text:name="_Toc258360339"/><text:bookmark-end text:name="_Toc258447610"/></text:h>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Police_20_par_20_défaut"><text:span text:style-name="T6">append(const void *Data, std::size_t </text:span></text:span><text:span text:style-name="Police_20_par_20_défaut"><text:span text:style-name="T6">SizeInBytes)</text:span></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_20_note_20_de_20_bas_20_de_20_p."><text:note text:id="ftn21" text:note-class="footnote"><text:note-citation>21</text:note-citation><text:note-body><text:p text:style-name="Footnote"><text:s/><text:a xlink:type="simple" xlink:href="http://www.sfml-dev.org/tutorials/1.5/network-sockets.php" office:target-frame-name="_top" xlink:show="replace">http://www.sfml-dev.org/tutorials/1.5/network-sockets.php</text:a>, bas de la page</text:p></text:note-body></text:note></text:span>.</text:p>
      <text:p text:style-name="Text_20_body">De même, lors de la diffusion de packets UDP sur le réseau local, plutôt que d'envoyer une fois le packet par client connectés, nous aurions aimé pouvoir créer un groupe avec le MultiCast comme en Java<text:span text:style-name="Appel_20_note_20_de_20_bas_20_de_20_p."><text:note text:id="ftn22" text:note-class="footnote"><text:note-citation>22</text:note-citation><text:note-body><text:p text:style-name="Footnote"><text:s/>http://java.sun.com/j2se/1.5.0/docs/api/java/net/MulticastSocket.html</text:p></text:note-body></text:note></text:span> afin d'envoyer une seule fois un packet pour tous les utilisateurs associés à ce groupe. Il aurait fallu utiliser une bibliothèque réseau plus avancée.</text:p>
      <text:p text:style-name="Standard"/>
      <text:h text:style-name="Heading_20_4" text:outline-level="4"><text:bookmark-start text:name="_Toc258360340"/><text:bookmark-start text:name="_Toc258447611"/>Le moteur de jeu<text:span text:style-name="Appel_20_note_20_de_20_bas_20_de_20_p."><text:span text:style-name="T4"><text:note text:id="ftn23" text:note-class="footnote"><text:note-citation>23</text:note-citation><text:note-body><text:p text:style-name="Footnote"><text:s/>Se rapporter à l'annexe 2, Diagramme de classe Moteur</text:p></text:note-body></text:note></text:span></text:span><text:bookmark-end text:name="_Toc258360340"/><text:bookmark-end text:name="_Toc258447611"/></text:h>
      <text:p text:style-name="Text_20_body">Le concept de « moteur de jeu » est très flou. La définition générale est la suivante : « Un moteur de jeu est le regroupement de l'ensemble des moteurs spécialisés nécessaires à la réalisation d'un jeu<text:span text:style-name="Appel_20_note_20_de_20_bas_20_de_20_p."><text:note text:id="ftn24" text:note-class="footnote"><text:note-citation>24</text:note-citation><text:note-body><text:p text:style-name="Footnote"><text:s/><text:span text:style-name="Police_20_par_20_défaut"><text:span text:style-name="T2">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text:bookmark-start text:name="_Toc258360341"/><text:bookmark-start text:name="_Toc258447612"/>Bomberdose<text:bookmark-end text:name="_Toc258360341"/><text:bookmark-end text:name="_Toc258447612"/></text:h>
      <text:p text:style-name="Text_20_body">La classe Bomberdose est la classe principale du moteur de jeu. Sa fonction principale est de <text:soft-page-break/>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text:bookmark-start text:name="_Toc258360342"/><text:bookmark-start text:name="_Toc258447613"/>Plateau<text:bookmark-end text:name="_Toc258360342"/><text:bookmark-end text:name="_Toc258447613"/></text:h>
      <text:p text:style-name="Text_20_body">La classe Plateau représente le plateau de jeu. Elle est composée de Cases, qui elles-mêmes peuvent contenir des objets. Le plateau est une des classes les plus importantes du moteur, car c’est elle qui gère tout les évé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text:bookmark-start text:name="_Toc258360343"/><text:bookmark-start text:name="_Toc258447614"/>Joueur<text:bookmark-end text:name="_Toc258360343"/><text:bookmark-end text:name="_Toc258447614"/></text:h>
      <text:p text:style-name="Text_20_body">La classe Joueur représente un joueur. Elle contient toutes les informations sur un joueur, telles que son score, sa position, la puissance de ses bombes et sa vitesse. Elle a aussi un pointeur<text:span text:style-name="Appel_20_note_20_de_20_bas_20_de_20_p."><text:note text:id="ftn25" text:note-class="footnote"><text:note-citation>25</text:note-citation><text:note-body><text:p text:style-name="Footnote"><text:s/>Cf Glossaire</text:p></text:note-body></text:note></text:span> vers le plateau que tous les joueurs partagent.</text:p>
      <text:p text:style-name="Text_20_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 l’objet.</text:p>
      <text:h text:style-name="Heading_20_5" text:outline-level="5"><text:bookmark-start text:name="_Toc258360344"/><text:bookmark-start text:name="_Toc258447615"/>Server<text:bookmark-end text:name="_Toc258360344"/><text:bookmark-end text:name="_Toc258447615"/></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Heading_20_5" text:outline-level="5"><text:bookmark-start text:name="_Toc258360345"/><text:bookmark-start text:name="_Toc258447616"/>Sclient<text:bookmark-end text:name="_Toc258360345"/><text:bookmark-end text:name="_Toc258447616"/></text:h>
      <text:p text:style-name="Text_20_body">Chaque client est représenté par une classe Sclient (appelée ainsi pour le pas confondre avec <text:soft-page-break/>la classe Client). Cette dernière stocke l'adresse ip du client, et son numéro de connexion. La classe Server contient une liste de Sclient afin de pouvoir communiquer avec tous les clients connectés au début de la partie.</text:p>
      <text:h text:style-name="Heading_20_5" text:outline-level="5"><text:bookmark-start text:name="_Toc258360346"/><text:bookmark-start text:name="_Toc258447617"/>Structure de données ToClient.h<text:span text:style-name="Appel_20_note_20_de_20_bas_20_de_20_p."><text:span text:style-name="T4"><text:note text:id="ftn26" text:note-class="footnote"><text:note-citation>26</text:note-citation><text:note-body><text:p text:style-name="Footnote">Annexe 4, struct ToClient.h</text:p></text:note-body></text:note></text:span></text:span><text:bookmark-end text:name="_Toc258360346"/><text:bookmark-end text:name="_Toc258447617"/></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Heading_20_4" text:outline-level="4"><text:bookmark-start text:name="_Toc258360347"/><text:bookmark-start text:name="_Toc258447618"/>Les macros<text:bookmark-end text:name="_Toc258360347"/><text:bookmark-end text:name="_Toc258447618"/></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text:bookmark-start text:name="_Toc258360348"/><text:bookmark-start text:name="_Toc258447619"/>Le client<text:span text:style-name="Appel_20_note_20_de_20_bas_20_de_20_p."><text:span text:style-name="T4"><text:note text:id="ftn27" text:note-class="footnote"><text:note-citation>27</text:note-citation><text:note-body><text:p text:style-name="Footnote">Se référer au diagramme de classe Client, annexe 3</text:p></text:note-body></text:note></text:span></text:span><text:bookmark-end text:name="_Toc258360348"/><text:bookmark-end text:name="_Toc258447619"/></text:h>
      <text:p text:style-name="Text_20_body"/>
      <text:h text:style-name="Heading_20_5" text:outline-level="5"><text:span text:style-name="Appel_20_note_20_de_20_bas_20_de_20_p."><text:span text:style-name="T4">Classe Screen</text:span></text:span></text:h>
      <text:p text:style-name="Text_20_body"><text:span text:style-name="Appel_20_note_20_de_20_bas_20_de_20_p."><text:span text:style-name="T4">La classe Screen est la fenêtre principale du jeu. Elle affiche le plateau de jeu, c'est-à-dire les murs (murs incassables, murs cassables), les joueurs et les bombes sur le plateau. La classe Screen hérite de la classe </text:span></text:span><text:span text:style-name="Appel_20_note_20_de_20_bas_20_de_20_p."><text:span text:style-name="T4">RenderWindow incluse dans la librairie SFML. La fenêtre est rafraichie 60 fois par seconde (configurable via la commande RenderWindow.SetFramerateLimit(int i) ).</text:span></text:span></text:p>
      <text:p text:style-name="Text_20_body"><text:span text:style-name="Appel_20_note_20_de_20_bas_20_de_20_p."><text:span text:style-name="T4">Le fenêtre a une taille de 750x650 pixels (bordures exclues) . Cette taille est le résultat d</text:span></text:span><text:span text:style-name="Appel_20_note_20_de_20_bas_20_de_20_p."><text:span text:style-name="T4">u plateau de dimension (15x13) multiplié par les dimensions de la case (50x50). Sur cette fenêtre, on affiche l'image de fond, basique une image verte (pelouse). L'image de fond est une simple Image créée à partir de la classe Image de la SFML, à laquelle </text:span></text:span><text:span text:style-name="Appel_20_note_20_de_20_bas_20_de_20_p."><text:span text:style-name="T4">on a donné une couleur verte ( Image (int Width, int Height, const Color &amp;Col) ). Sur cette image de fond, on dessine les objets correspondant au plateau. Pour afficher l'image sur la feêtre, on fait appel à la fonction Draw de RenderWindow.</text:span></text:span></text:p>
      <text:p text:style-name="Text_20_body"><text:span text:style-name="Appel_20_note_20_de_20_bas_20_de_20_p."><text:span text:style-name="T4">La fonction Wa</text:span></text:span><text:span text:style-name="Appel_20_note_20_de_20_bas_20_de_20_p."><text:span text:style-name="T4">ll(ToClient* structure) permet de dessiner les murs, en fonction de la structure reçue en paramètre(cf: Structure de données ToClient.h). Le tableau de caractères de la structure nous permet de placer les bons sprites de murs au bon endroit. Le tableau de </text:span></text:span><text:span text:style-name="Appel_20_note_20_de_20_bas_20_de_20_p."><text:span text:style-name="T4">caractères étant unidimensionnel, un petit calcul est nécessaire pour placer les sprites au bon endroit sur </text:span></text:span><text:soft-page-break/><text:span text:style-name="Appel_20_note_20_de_20_bas_20_de_20_p."><text:span text:style-name="T4">la fenêtre ((i%15) * LARGEUR pour l'abscisse et (i/15)* HAUTEUR pour l'hordonnée, où HAUTEUR et LARGEUR sont des macros défissant la hauteur et la l</text:span></text:span><text:span text:style-name="Appel_20_note_20_de_20_bas_20_de_20_p."><text:span text:style-name="T4">argeur d'une case en pixel).</text:span></text:span></text:p>
      <text:p text:style-name="Text_20_body"><text:span text:style-name="Appel_20_note_20_de_20_bas_20_de_20_p."><text:span text:style-name="T4">Une fois les murs placés, on fait appel à la fonction SetPosPlayer(ToClient* structure) pour placer les joueurs sur la fenètre. La position des joueurs est communiquée en pixel par la structure, il faut simplement ajuster la po</text:span></text:span><text:span text:style-name="Appel_20_note_20_de_20_bas_20_de_20_p."><text:span text:style-name="T4">sition sur la fenêtre, en plaçant le joueur 25 de moins en abscisse et ordonnées ( si on part sur la base d'un sprite de 50x50 pixels), car la position communiquée correspond au milieu du joueur.</text:span></text:span></text:p>
      <text:p text:style-name="Text_20_body"><text:span text:style-name="Appel_20_note_20_de_20_bas_20_de_20_p."><text:span text:style-name="T4">Les fonctions Wall et SetPosPlayer positionnent et affichent</text:span></text:span><text:span text:style-name="Appel_20_note_20_de_20_bas_20_de_20_p."><text:span text:style-name="T4"> donc les sprites à l'écran toute deux via les méthodes Sprite.SetPosition ( SFML ) et RenderWindow.Draw ( SFML ).</text:span></text:span></text:p>
      <text:p text:style-name="Text_20_body"><text:span text:style-name="Appel_20_note_20_de_20_bas_20_de_20_p."><text:span text:style-name="T4">Afin d'actualiser la fenêtre ( notre classe Screen ), on boucle sur son état d'ouverte; tant que la fenètre est ouverte, on teste les évenème</text:span></text:span><text:span text:style-name="Appel_20_note_20_de_20_bas_20_de_20_p."><text:span text:style-name="T4">nts (partie à venir), <text:s/>on refresh notre fenêtre ( méthode Refresh) puis on affiche la fenêtre.</text:span></text:span></text:p>
      <text:p text:style-name="Text_20_body"><text:span text:style-name="Appel_20_note_20_de_20_bas_20_de_20_p."><text:span text:style-name="T4">La méthode Refresh fait simplement appel à nos deux fonctions citées plus haut ainsi qu'à la méthode RenderWindow.Clear() pour effacer le contenu de la fenètre. </text:span></text:span><text:span text:style-name="Appel_20_note_20_de_20_bas_20_de_20_p."><text:span text:style-name="T4">Ensuite, il ne nous reste plus qu'a afficher la fenêtre ( RenderWindow.Display() ).</text:span></text:span></text:p>
      <text:p text:style-name="Text_20_body"/>
      <text:h text:style-name="Heading_20_5" text:outline-level="5"><text:span text:style-name="Appel_20_note_20_de_20_bas_20_de_20_p."><text:span text:style-name="T4">La classe Events</text:span></text:span></text:h>
      <text:p text:style-name="Text_20_body"><text:span text:style-name="Appel_20_note_20_de_20_bas_20_de_20_p."><text:span text:style-name="T10">La classe Events implémente la gestion des événements clavier. Cette gestion est effectuée par la fenêtre principale (ici, notre classe Screen) mais a été gérée dans une classe séparée afin d'obtenir une plus grande flexibilité du code. Notre classe Events étend donc la classe Input de la SFML. A chaque tour de boucle principal (rafraichissement de la fenêtre), on teste si une touche est appuyée. Si l'une de ses touches est appuyées, on fait appel à une classe du coté Réseau pour informer le serveur que telle touche a été enfoncée, et effectués les modifications nécessaires au niveau du moteur du jeu.</text:span></text:span></text:p>
      <text:p text:style-name="Text_20_body"><text:span text:style-name="Appel_20_note_20_de_20_bas_20_de_20_p."><text:span text:style-name="T10">Les touches en écoute sont les 4 flèches directionnelles et la barre d'espace (poser une bombe). L'écoute des touches se fait grâce à la fonction Input.IsKeyDown(Key::KeyCode) de la classe Input (SFML), où KeyCode représente le code de la touche appuyée.</text:span></text:span></text:p>
      <text:h text:style-name="Heading_20_5" text:outline-level="5"><text:bookmark-start text:name="_Toc258360349"/><text:bookmark-start text:name="_Toc258447620"/>Client<text:bookmark-end text:name="_Toc258360349"/><text:bookmark-end text:name="_Toc258447620"/></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text:bookmark-start text:name="_Toc258360350"/><text:bookmark-start text:name="_Toc258447621"/>Structure de données ToServer.h<text:span text:style-name="Appel_20_note_20_de_20_bas_20_de_20_p."><text:span text:style-name="T4"><text:note text:id="ftn28" text:note-class="footnote"><text:note-citation>28</text:note-citation><text:note-body><text:p text:style-name="Footnote">Annexe 5, struct ToServer.h</text:p></text:note-body></text:note></text:span></text:span><text:bookmark-end text:name="_Toc258360350"/><text:bookmark-end text:name="_Toc258447621"/></text:h>
      <text:p text:style-name="Text_20_body">Cette structure représente les données UDP envoyées au serveur par tous les clients. Il s'agit en fait de booléens représentant la touche appuyée, ↑↓→← pour se déplacer, ou la barre d'espace, pour poser une bombe.</text:p>
      <text:h text:style-name="Heading_20_4" text:outline-level="4"><text:bookmark-start text:name="_Toc258360351"/><text:bookmark-start text:name="_Toc258447622"/><text:soft-page-break/>Difficultés rencontrées<text:bookmark-end text:name="_Toc258360351"/><text:bookmark-end text:name="_Toc258447622"/></text:h>
      <text:h text:style-name="Heading_20_5" text:outline-level="5">Gestion des animations</text:h>
      <text:p text:style-name="Text_20_body">Pour créer un effet d'animation, il était nécessaire de stocker les différentes images de l'animation dans un structure de stockage. Le problème est survenu au moment de déclencher cette animation; en effet, le jeu étant en réseau, comment dire à tous les clients de déclencher telle animation sur tel joueur ? Le problème principal venait donc du réseau, car sur un jeu solo, notre classe Events ce serait contenter d'appeler certaines méthodes pour lancer l'animation et y mettre la bonne image en fonction de la touche appuyée et du taux de rafraichissement de la fenêtre. Cette partie a donc été laissée de coté, après un début de conception qui aurait pu marcher sans réseau.</text:p>
      <text:h text:style-name="Heading_20_5" text:outline-level="5"><text:bookmark-start text:name="_Toc258360352"/><text:bookmark-start text:name="_Toc258447623"/>Partage de variables entre les threads<text:span text:style-name="Appel_20_note_20_de_20_bas_20_de_20_p."><text:span text:style-name="T4"><text:note text:id="ftn29" text:note-class="footnote"><text:note-citation>29</text:note-citation><text:note-body><text:p text:style-name="Footnote">Problème rencontré lorsque un thread père partage un booléen avec ses fils (dans la classe Server, ThreadEcoute, ThreadEnvoi, et la classe Client et ThreadEcoute).</text:p></text:note-body></text:note></text:span></text:span><text:bookmark-end text:name="_Toc258360352"/><text:bookmark-end text:name="_Toc258447623"/></text:h>
      <text:p text:style-name="Text_20_body">Lorsque deux Threads peuvent partager une variable et que tous les deux peuvent accéder à une variable, il est nécessaire de spécifier au compilateur de ne pas effectuer d'optimisations. 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_20_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Heading_20_5" text:outline-level="5"><text:bookmark-start text:name="_Toc258360353"/><text:bookmark-start text:name="_Toc258447624"/>Utilisation d'une fréquence importante du CPU dans les Threads<text:span text:style-name="Appel_20_note_20_de_20_bas_20_de_20_p."><text:span text:style-name="T4"><text:note text:id="ftn30" text:note-class="footnote"><text:note-citation>30</text:note-citation><text:note-body><text:p text:style-name="Footnote">Rencontré dans tous les Threads, dans leur méthode Run() plus précisément.</text:p></text:note-body></text:note></text:span></text:span><text:bookmark-end text:name="_Toc258360353"/><text:bookmark-end text:name="_Toc258447624"/></text:h>
      <text:p text:style-name="Text_20_body">Lorsqu'un while( true ) {} avec des instructions simples dans la boucle est lancé, cela utilise beaucoup de CPU (200% <text:s/>selon la commande top de ubuntu). En effet, la méthode boucle plus de 25000 fois en moins d'une seconde<text:span text:style-name="Appel_20_note_20_de_20_bas_20_de_20_p."><text:note text:id="ftn31" text:note-class="footnote"><text:note-citation>31</text:note-citation><text:note-body><text:p text:style-name="Footnote">Test effectué sous Ubuntu 9.10 32 bits, CPU : intel core 2 duo T6400 @2.0ghz</text:p></text:note-body></text:note></text:span>.</text:p>
      <text:p text:style-name="Text_20_body">Solution : utilisation de sockets bloquantes dans les ThreadEcoute, ce qui permet d'attendre d'avoir un message entrant avant de boucler; utilisation de sf::sleep( unsigned integer ) dans le ThreadEnvoi qui permet d'endormir un thread pour un certain moment, en secondes.</text:p>
      <text:h text:style-name="Heading_20_5" text:outline-level="5"><text:bookmark-start text:name="_Toc258360354"/><text:bookmark-start text:name="_Toc258447625"/><text:soft-page-break/>Arrêt de la méthode Run() d'un Thread d'écoute<text:span text:style-name="Appel_20_note_20_de_20_bas_20_de_20_p."><text:span text:style-name="T4"><text:note text:id="ftn32" text:note-class="footnote"><text:note-citation>32</text:note-citation><text:note-body><text:p text:style-name="Footnote">Problème rencontré lors de la fin d'une partie lorsque les ThreadEcoute client et serveur doivent se terminer (la méthode run doit arriver à sa fin)</text:p></text:note-body></text:note></text:span></text:span><text:bookmark-end text:name="_Toc258360354"/><text:bookmark-end text:name="_Toc258447625"/></text:h>
      <text:p text:style-name="Text_20_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text:p>
      <text:list xml:id="list39648243" text:style-name="L1">
        <text:list-item>
          <text:p text:style-name="P31">Clonage d’un objet abstrait</text:p>
        </text:list-item>
      </text:list>
      <text:p text:style-name="Text_20_body">En C++, une classe abstraite est une classe qu’on ne peut pas instancier, c'est-à-dire que l’on ne peut pas créer cet objet directement. En règle générale, on crée une classe abstraite pour lui mettre des attributs et méthodes, puis, on créé des classes filles qui héritent de la classe abstraite. De ce fait, chaque fille aura les attributs et méthodes de la classe abstraite, en plus des siens.</text:p>
      <text:p text:style-name="Text_20_body">Dans le Bomberdose, la fonction permettant de remplir une case par un objet est MFill(ObjetFixe&amp; _objetFixe). Elle prend en paramètre une référence d’un ObjetFixe, qui est une classe abstraite. On ne pouvait donc pas faire m_pObjetFixe = _objetFixe car un ObjetFixe est abstrait. Il a cloné _objetFixe pour pouvoir associer m_pObjetFixe à l’objet en paramètre. Pour une bombe par exemple, cela donne :</text:p>
      <text:p text:style-name="Text_20_body">ObjetFixe* Bombe::MClone() const{ return new Bombe(*this); }</text:p>
      <text:list xml:id="list39714606" text:continue-numbering="true" text:style-name="L1">
        <text:list-item>
          <text:p text:style-name="P30"><text:span text:style-name="Police_20_par_20_défaut"><text:span text:style-name="T5">Parcours d’une List</text:span></text:span><text:span text:style-name="Appel_20_note_20_de_20_bas_20_de_20_p."><text:span text:style-name="T5"><text:note text:id="ftn33" text:note-class="footnote"><text:note-citation>33</text:note-citation><text:note-body><text:p text:style-name="Footnote"><text:s/>Voir Glossaire</text:p></text:note-body></text:note></text:span></text:span><text:span text:style-name="Police_20_par_20_défaut"><text:span text:style-name="T5"> avec un iterator</text:span></text:span><text:bookmark-start text:name="_Toc258360355"/><text:bookmark-start text:name="_Toc258447626"/><text:span text:style-name="Appel_20_note_20_de_20_bas_20_de_20_p."><text:span text:style-name="T5"><text:note text:id="ftn34" text:note-class="footnote"><text:note-citation>34</text:note-citation><text:note-body><text:p text:style-name="Footnote"><text:s/>Voir Glossaire</text:p></text:note-body></text:note></text:span></text:span></text:p>
        </text:list-item>
      </text:list>
      <text:p text:style-name="Text_20_body">Le parcours d’une List se fait à l’aide d’un iterator. Or, en C++, l’iterator pointe sur l’adresse d’une List, et dans le Bomberdose, chaque List contient des pointeurs d’objets. Nous nous retrouvons donc avec des pointeurs de pointeurs, cela prête très vite à confusion. De plus, il faut souvent détruire les objets se trouvant dans une List pour ne pas <text:s/>faire de Memory Leak<text:span text:style-name="Appel_20_note_20_de_20_bas_20_de_20_p."><text:note text:id="ftn35" text:note-class="footnote"><text:note-citation>35</text:note-citation><text:note-body><text:p text:style-name="Footnote"><text:s/>Memory Leak : Fuite de mémoire, allocation de mémoire sans la libérer</text:p></text:note-body></text:note></text:span>. Il faut donc détruire le contenu de l’iterator, qui est donc un pointeur vers un objet, et ensuite enlever l’objet de la List. Enlever un objet de la List signifie que l’iterator avec aussi être déplacé, et dans de nombreux tests, l’iterator allait sur des valeurs interdites (dépassement de la fin de la liste dans la plupart des cas). Le problème a été réglé en mettant une condition d’incrémentation de l’iterator.</text:p>
      <text:h text:style-name="Heading_20_4" text:outline-level="4"><text:soft-page-break/>Le produit final<text:bookmark-end text:name="_Toc258360355"/><text:bookmark-end text:name="_Toc258447626"/></text:h>
      <text:p text:style-name="Text_20_body">Beaucoup d’objectifs ont été atteints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_20_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de deuxième année veulent reprendre notre projet, ces malus ne seraient pas trop difficiles à implémenter.</text:p>
      <text:p text:style-name="Text_20_body">L’objectif que nous avons totalement abandonné est la gestion du son, par faute de temps, car nous avions d’autres parties plus importantes à faire fonctionner.</text:p>
      <text:p text:style-name="P9"/>
      <text:h text:style-name="Heading_20_1" text:outline-level="1"><text:bookmark-start text:name="_Toc258360356"/><text:bookmark-start text:name="_Toc258447627"/>Conclusion générale<text:bookmark-end text:name="_Toc258360356"/><text:bookmark-end text:name="_Toc258447627"/></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text:soft-page-break/>réalisation d'un projet ne sont pas aussi simples qu'elles en ont l'air, même si les idées de ce que l'on veut obtenir sont claires. Encore une fois, réaliser un projet depuis le début nous a été bénéfique, et il est souhaitable que tous les élèves passent par là afin de se rendre compte de la difficulté d'une telle entreprise.</text:p>
      <text:h text:style-name="P24" text:outline-level="1"><text:bookmark-start text:name="_Toc258360357"/><text:bookmark-start text:name="_Toc258447628"/>Bibliographie<text:bookmark-end text:name="_Toc258360357"/><text:bookmark-end text:name="_Toc258447628"/></text:h>
      <text:p text:style-name="Text_20_body">http://code.google.com/ L'endroit où est stocké notre projet</text:p>
      <text:p text:style-name="Text_20_body">http://cpp.developpez.com/ site proposant des cours et tutoriels avancés pour le c++</text:p>
      <text:p text:style-name="Text_20_body">http://sourceforge.net/ Site de référence de l'open source</text:p>
      <text:p text:style-name="Text_20_body">http://tortoisesvn.tigris.org/ tortoise SVN</text:p>
      <text:p text:style-name="Text_20_body">http://wikipedia.fr/index.php site d'encyclopédie libre</text:p>
      <text:p text:style-name="Text_20_body"><text:a xlink:type="simple" xlink:href="http://www.cplusplus.com/reference/stl/" office:target-frame-name="_top" xlink:show="replace">http://www.cplusplus.com/reference/stl/</text:a> Site de tutoriels sur le c++ et API sur les librairies standards</text:p>
      <text:p text:style-name="Text_20_body">http://www.sfml-dev.org/ Tutoriels et API de la sfml</text:p>
      <text:p text:style-name="Text_20_body">http://www.siteduzero.com/, site proposant des tutoriels, utilisé pour le c++</text:p>
      <text:p text:style-name="Text_20_body">http://www.tiobe.com/</text:p>
      <text:h text:style-name="P24" text:outline-level="1"><text:bookmark-start text:name="_Toc258360358"/><text:bookmark-start text:name="_Toc258447629"/>Glossaire<text:bookmark-end text:name="_Toc258360358"/><text:bookmark-end text:name="_Toc258447629"/></text:h>
      <text:p text:style-name="Text_20_body"/>
      <text:p text:style-name="Text_20_body">Adresse IP : La base de la programmation réseau. Chaque machine d'un réseau local possède sa propre adresse ip, on peut faire une analogie avec l'adresse postale, lorsqu'on veut envoyer une lettre il faut mettre l'adresse sinon elle ne part pas. Avec un packet réseau, c'est la même chose, seulement il faut préciser l'adresse ip de destination.</text:p>
      <text:p text:style-name="Text_20_body">API : Ensemble de documentation et de textes décrivant une bibliothèque, ses classes et ses méthodes.</text:p>
      <text:p text:style-name="Text_20_body">Bool/Booléen : Type simple de variable, à deux états : true (vrai) ou false (faux). Se reporter à l'algèbre de Bool pour plus de précisions.</text:p>
      <text:p text:style-name="Text_20_body">Bug : Problème, erreur d'un logiciel, qui ne réagit pas comme prévu à l'utilisation qui en est faite.</text:p>
      <text:p text:style-name="Text_20_body">Char/Characters/Caractères : Type simple de variable, prend n'importe quel caractère (a – z, A – Z, 0-9, etc)</text:p>
      <text:p text:style-name="Text_20_body">Classe : Dans la programmation orientée objet, une classe est un objet qui possède un ensemble d'attributs et de méthodes qui définissent son comportement.</text:p>
      <text:p text:style-name="Text_20_body">Client : Logiciel qui envoie des requêtes à un logiciel et reçoit des informations d'un logiciel serveur tournant sur une autre machine au moyen d'une méthode de communication réseau.</text:p>
      <text:p text:style-name="Text_20_body">Const : Mot clé c++ qui annonce que la variable ne doit pas être modifiée (soit par une classe, soit par une méthode)</text:p>
      <text:p text:style-name="Text_20_body">Écouteur : Objet qui permet de scanner une information, qu'il s'agisse d'un clic à l'écran ou de l'appui d'une touche du clavier.</text:p>
      <text:p text:style-name="Text_20_body">Événement : Événement, la plupart du temps, veut dire clic ou appui de touche.</text:p>
      <text:p text:style-name="Text_20_body">Instruction : lignes de codes déchiffrées par la machine et transformées en action.</text:p>
      <text:p text:style-name="Text_20_body">Int/integer : type simple de variable, il s'agit d'un nombre entier.</text:p>
      <text:p text:style-name="Text_20_body">Iterator : Element de C++ permettant de parcourir un objet de la STL, tel qu’un Vector ou une List.</text:p>
      <text:p text:style-name="Text_20_body">List : Classe template de la STL. Les éléments d’une liste n’ont pas d’indice, et on ne peut accéder directement qu’aux éléments en bout de liste (début ou fin). Pour parcourir une List, il faut utiliser un iterator. Une List est très efficace s’il faut insérer ou retirer des éléments <text:soft-page-break/>n’importe où dans la List.</text:p>
      <text:p text:style-name="Text_20_body">MERISE : Ensemble de modèles et méthodes de conception de logiciels.</text:p>
      <text:p text:style-name="Text_20_body">Moteur : Ensemble des règles qui permettent de faire tourner un jeu, une application.</text:p>
      <text:p text:style-name="Text_20_body">MultiCast : Permet d'envoyer des données par le réseau à un groupe déterminé de machines.</text:p>
      <text:p text:style-name="Text_20_body">Mutex : MUTual Exclusion, exclusion mutuelle, c'est ce qui permet à deux threads de ne pas modifier et accéder en même temps la même variable.</text:p>
      <text:p text:style-name="Text_20_body">MVC : Modèle Vue Contrôleur</text:p>
      <text:p text:style-name="Text_20_body">OpenSource : Logiciel dont on met à disposition le code source sous licence libre.</text:p>
      <text:p text:style-name="Text_20_body">Packets : Éléments de données transitant par le réseau</text:p>
      <text:p text:style-name="Text_20_body">Pointeur : Élément en C++ qui permet de manipuler directement les adresses mémoire.</text:p>
      <text:p text:style-name="Text_20_body">Référence : Élément en C++ qui permet de manipuler directement les adresses mémoire.</text:p>
      <text:p text:style-name="Text_20_body">Serveur/Server : Logiciel recevant des requêtes et renvoyant des données aux clients.</text:p>
      <text:p text:style-name="Text_20_body">Set : Classe template de la STL. Les éléments d’un Set doivent avoir une relation d’ordre entre elles, c’est-à-dire qu’ils doivent être comparable, et qu’on puisse dire qu'un élément est plus grand qu’un autre. De plus, les éléments sont triés par ordre croissant, et doivent être uniques. Un set permet un accès rapide à n’importe quel élément.</text:p>
      <text:p text:style-name="Text_20_body">SFML : Simple and Fast Multimedia Library, bibliothèque codée en C++ permettant l’implémentation simple et rapide d’élément pour les jeux 2D et 3D.</text:p>
      <text:p text:style-name="Text_20_body">Sprites : Terme désignant un élément graphique qui peut se déplacer sur l’écran.</text:p>
      <text:p text:style-name="Text_20_body">STL : Standard Template Library. Ensemble des classes templates de la librairie standard C++. Les classes templates, comme les tableaux, permettent de stocker des objets, mais chaque classe a un avantage par rapport aux autres.</text:p>
      <text:p text:style-name="Text_20_body">SVN : Subversion, un logiciel de contrôle de versions.</text:p>
      <text:p text:style-name="Text_20_body">Tableau de variables : Il s'agit d'une table de rangement de variables d'un même type, d'une longueur prédéterminée.</text:p>
      <text:p text:style-name="Text_20_body">TCP : Transmission Control Protocol est un protocole de transport réseau fiable en mode connecté, qui permet d'envoyer des données à l'aide de sockets</text:p>
      <text:p text:style-name="Text_20_body">Thread : Permet d'effectuer plusieurs instructions en parallèle</text:p>
      <text:p text:style-name="Text_20_body">UDP : User Datagram Protocol, il s'agit d'un protocole de transport réseau simple et rapide, <text:soft-page-break/>cependant il travaille en mode non connecté et est non fiable, il n'y a aucun contrôle de flux.</text:p>
      <text:p text:style-name="Text_20_body">UML : Ensemble de modèles et méthodes de conception de logiciels.</text:p>
      <text:p text:style-name="Text_20_body">Variable : Association d'un nom à une donnée ou valeur du type de la variable.</text:p>
      <text:p text:style-name="Text_20_body">Vector : Classe template de la STL. On attribut à chaque élément d’un Vector un indice, ce qui permet un accès rapide aux éléments dont on connaît l’indice.</text:p>
      <text:p text:style-name="Text_20_body">Volatile : Mot clé en c++ qui permet de définir une variable comme étant accessible par des éléments externes au programme.</text:p>
      <text:p text:style-name="Text_20_body">While : Boucle tant que, avec une condition. Ce qui donne Tant que la condition est remplie, on réalise les instructions qui sont dans la boucle.</text:p>
      <text:h text:style-name="P24" text:outline-level="1"><text:bookmark-start text:name="_Toc258360359"/><text:bookmark-start text:name="_Toc258447630"/>Annexes<text:bookmark-end text:name="_Toc258360359"/><text:bookmark-end text:name="_Toc258447630"/></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28" text:outline-level="6"><text:bookmark-start text:name="_Toc258360360"/><text:bookmark-start text:name="_Toc258447631"/>Annexe 1 : Licence New BSD<text:bookmark-end text:name="_Toc258360360"/><text:bookmark-end text:name="_Toc258447631"/></text:h>
      <text:p text:style-name="P6">Copyright (c) &lt;year&gt;, &lt;copyright holder&gt;</text:p>
      <text:p text:style-name="P6">All rights reserved.</text:p>
      <text:p text:style-name="P6"/>
      <text:p text:style-name="P7">Redistribution and use in source and binary forms, with or without modification, are permitted provided that the following conditions are met:</text:p>
      <text:list xml:id="list39635333" text:style-name="L2">
        <text:list-item>
          <text:p text:style-name="P23">Redistributions of source code must retain the above copyright notice, this list of conditions and the following disclaimer.</text:p>
        </text:list-item>
        <text:list-item>
          <text:p text:style-name="P23">Redistributions in binary form must reproduce the above copyright notice, this list of conditions and the following disclaimer in the documentation and/or other materials provided with the distribution.</text:p>
        </text:list-item>
        <text:list-item>
          <text:p text:style-name="P23">Neither the name of the &lt;organization&gt; nor the names of its contributors may be used to endorse or promote products derived from this software without specific prior written permission.</text:p>
        </text:list-item>
      </text:list>
      <text:p text:style-name="P6"/>
      <text:p text:style-name="P7">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7">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7">SOFTWARE, EVEN IF ADVISED OF THE POSSIBILITY OF SUCH DAMAGE.</text:p>
      <text:p text:style-name="P8"/>
      <text:p text:style-name="Text_20_body">Il était nécessaire de choisir une licence parmi une dizaine<text:span text:style-name="Appel_20_note_20_de_20_bas_20_de_20_p."><text:note text:id="ftn36" text:note-class="footnote"><text:note-citation>36</text:note-citation><text:note-body><text:p text:style-name="Footnote"><text:s/>Voir <text:a xlink:type="simple" xlink:href="http://code.google.com/hosting/createProject" office:target-frame-name="_top" xlink:show="replace">http://code.google.com/hosting/createProject</text:a> pour la liste complète</text:p></text:note-body></text:note></text:span>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text:span text:style-name="Appel_20_note_20_de_20_bas_20_de_20_p."><text:note text:id="ftn37" text:note-class="footnote"><text:note-citation>37</text:note-citation><text:note-body><text:p text:style-name="Footnote"><text:s/>A étudier avec un professeur de droit !</text:p></text:note-body></text:note></text:span>.</text:p>
      <text:p text:style-name="Text_20_body"/>
      <text:h text:style-name="P27" text:outline-level="6"><text:bookmark-start text:name="_Toc258447632"/><text:span text:style-name="Police_20_par_20_défaut"><text:span text:style-name="T4">Annexe 2 : Diagramme de classe Serveur/Moteur</text:span></text:span><text:bookmark-end text:name="_Toc258447632"/><text:span text:style-name="Police_20_par_20_défaut"><text:span text:style-name="T4"><draw:frame draw:style-name="fr1" draw:name="Image 4" text:anchor-type="as-char" svg:y="0cm" svg:width="16cm" style:rel-width="scale" svg:height="22.005cm" style:rel-height="scale" draw:z-index="12"><draw:image/><svg:desc>Diagrammedeclasses4.png</svg:desc></draw:frame></text:span></text:span></text:h>
      <text:h text:style-name="P29" text:outline-level="6"><text:bookmark-start text:name="_Toc258360361"/><text:bookmark-start text:name="_Toc258447633"/>Annexe 3 : Structure de données ToClient et surcharge d'opérateurs<text:bookmark-end text:name="_Toc258360361"/><text:bookmark-end text:name="_Toc258447633"/></text:h>
      <text:p text:style-name="P11">struct ToClient</text:p>
      <text:p text:style-name="P11">//Il s'agit des données transitant par UDP du serveur vers le client (d'où le nom de ToClient)</text:p>
      <text:p text:style-name="P11">{</text:p>
      <text:p text:style-name="P11"><text:s text:c="4"/>char* plateau;</text:p>
      <text:p text:style-name="P11"><text:s text:c="4"/>//Le plateau de jeu représenté par un tableau de char pour simplicité d'envoi</text:p>
      <text:p text:style-name="P11"><text:s text:c="4"/>bool j1;</text:p>
      <text:p text:style-name="P11"><text:s text:c="4"/>//L'état du joueur1 : true = vivant, false = mort</text:p>
      <text:p text:style-name="P11"><text:s text:c="4"/>unsigned int x1;</text:p>
      <text:p text:style-name="P11"><text:s text:c="4"/>//l'abscisse du joueur 1 (en pixel)</text:p>
      <text:p text:style-name="P11"><text:s text:c="4"/>unsigned int y1;</text:p>
      <text:p text:style-name="P11"><text:s text:c="4"/>//l'ordonnée du joueur 1 (en pixel)</text:p>
      <text:p text:style-name="P15"><text:span text:style-name="Police_20_par_20_défaut"><text:span text:style-name="T7"><text:s text:c="4"/></text:span></text:span><text:span text:style-name="Police_20_par_20_défaut"><text:span text:style-name="T8">bool j2;</text:span></text:span></text:p>
      <text:p text:style-name="P13"><text:s text:c="4"/>unsigned int x2;</text:p>
      <text:p text:style-name="P13"><text:s text:c="4"/>unsigned int y2;</text:p>
      <text:p text:style-name="P13"><text:s text:c="4"/>bool j3;</text:p>
      <text:p text:style-name="P13"><text:s text:c="4"/>unsigned int x3;</text:p>
      <text:p text:style-name="P13"><text:s text:c="4"/>unsigned int y3;</text:p>
      <text:p text:style-name="P13"><text:s text:c="4"/>bool j4;</text:p>
      <text:p text:style-name="P13"><text:s text:c="4"/>unsigned int x4;</text:p>
      <text:p text:style-name="P13"><text:s text:c="4"/>unsigned int y4;</text:p>
      <text:p text:style-name="P13">};</text:p>
      <text:p text:style-name="P13"/>
      <text:p text:style-name="P13">sf::Packet&amp; operator &gt;&gt;(sf::Packet&amp; Packet, ToClient&amp; T)</text:p>
      <text:p text:style-name="P11">//Surcharge d'opérateur &gt;&gt; pour extraire un ToClient d'un packet (du côté client, dans la classe ThreadEcoute plus précisément)</text:p>
      <text:p text:style-name="P11">{</text:p>
      <text:p text:style-name="P11"><text:s text:c="4"/>return Packet &gt;&gt; T.plateau &gt;&gt; T.j1 &gt;&gt; T.x1 &gt;&gt; T.y1&gt;&gt;T.j2 &gt;&gt; T.x2 &gt;&gt; T.y2 &gt;&gt; T.j3 &gt;&gt; T.x3 &gt;&gt; T.y3 &gt;&gt; T.j4 &gt;&gt; T.x4 &gt;&gt; T.y4;</text:p>
      <text:p text:style-name="P13">}</text:p>
      <text:p text:style-name="P13"/>
      <text:p text:style-name="P13"><text:soft-page-break/>sf::Packet&amp; operator &lt;&lt;(sf::Packet&amp; Packet, const ToClient&amp; T)</text:p>
      <text:p text:style-name="P11">//surcharge d'opérateur &lt;&lt; pour mettre un ToClient dans un packet (du côté serveur, dans la classe ThreadEnvoi plus précisément)</text:p>
      <text:p text:style-name="P11">{</text:p>
      <text:p text:style-name="P11"><text:s text:c="4"/>return Packet &lt;&lt;T.plateau &lt;&lt; T.j1 &lt;&lt; T.x1 &lt;&lt; T.y1 &lt;&lt; T.j2 &lt;&lt; T.x2 &lt;&lt; T.y2 &lt;&lt; T.j3 &lt;&lt; T.x3 &lt;&lt; T.y3 &lt;&lt; T.j4 &lt;&lt; T.x4 &lt;&lt; T.y4;</text:p>
      <text:p text:style-name="P11">}</text:p>
      <text:p text:style-name="P11"/>
      <text:p text:style-name="P11"/>
      <text:h text:style-name="P26" text:outline-level="6"><text:bookmark-start text:name="_Toc258360362"/><text:bookmark-start text:name="_Toc258447634"/>Annexe 4 : Structure de données ToServer et surcharge d'opérateurs<text:bookmark-end text:name="_Toc258360362"/><text:bookmark-end text:name="_Toc258447634"/></text:h>
      <text:p text:style-name="P10">struct ToServer</text:p>
      <text:p text:style-name="P10">//Il s'agit des données transitant par UDP des clients vers le serveur (d'où le nom de ToServer)</text:p>
      <text:p text:style-name="P10">{</text:p>
      <text:p text:style-name="P10"><text:s text:c="4"/>bool up;</text:p>
      <text:p text:style-name="P10"><text:s text:c="4"/>//indique que le joueur veut se déplacer vers le haut</text:p>
      <text:p text:style-name="P10"><text:s text:c="4"/>bool down;</text:p>
      <text:p text:style-name="P10"><text:s text:c="4"/>//indique que le joueur veut se déplacer vers le bas</text:p>
      <text:p text:style-name="P10"><text:s text:c="4"/>bool right;</text:p>
      <text:p text:style-name="P10"><text:s text:c="4"/>//indique que le joueur veut se déplacer vers la droite</text:p>
      <text:p text:style-name="P10"><text:s text:c="4"/>bool left;</text:p>
      <text:p text:style-name="P10"><text:s text:c="4"/>//indique que le joueur veut se déplacer vers la gauche</text:p>
      <text:p text:style-name="P10"><text:s text:c="4"/>bool bomb;</text:p>
      <text:p text:style-name="P10"><text:s text:c="4"/>//indique que le joueur veut poser une bombe</text:p>
      <text:p text:style-name="P12">};</text:p>
      <text:p text:style-name="P12"/>
      <text:p text:style-name="P12">sf::Packet&amp; operator &gt;&gt;(sf::Packet&amp; Packet, ToServer&amp; T)</text:p>
      <text:p text:style-name="P10">//surcharge d'opérateur &gt;&gt; pour extraire un ToServer d'un packet (du côté serveur, dans la classe ThreadEcoute plus précisément)</text:p>
      <text:p text:style-name="P12">{</text:p>
      <text:p text:style-name="P12"><text:s text:c="4"/>return Packet &gt;&gt;T.up &gt;&gt; T.down &gt;&gt; T.right&gt;&gt;T.left&gt;&gt;T.bomb;</text:p>
      <text:p text:style-name="P12"><text:soft-page-break/>}</text:p>
      <text:p text:style-name="P12"/>
      <text:p text:style-name="P12">sf::Packet&amp; operator &lt;&lt;(sf::Packet&amp; Packet, const ToServer&amp; T)</text:p>
      <text:p text:style-name="P10">//surcharge d'opérateur &lt;&lt; pour ajouter un ToServer dans un packet (du côté client, dans la classe Envoi plus précisément)</text:p>
      <text:p text:style-name="P12">{</text:p>
      <text:p text:style-name="P12"><text:s text:c="4"/>return Packet &lt;&lt;T.up &lt;&lt; T.down &lt;&lt; T.right&lt;&lt; T.left&lt;&lt; T.bomb;</text:p>
      <text:p text:style-name="P14"><text:span text:style-name="Police_20_par_20_défaut"><text:span text:style-name="T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Normal" style:class="extra">
      <style:paragraph-properties fo:hyphenation-ladder-count="no-limit"/>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Endnote" style:family="paragraph" style:parent-style-name="Normal" style:class="extra">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TM_20_1" style:display-name="TM 1" style:family="paragraph" style:parent-style-name="Normal" style:next-style-name="Normal" style:auto-update="true">
      <style:paragraph-properties fo:text-align="center" style:justify-single-word="false" fo:hyphenation-ladder-count="no-limit">
        <style:tab-stops>
          <style:tab-stop style:position="15.983cm" style:type="right" style:leader-style="dotted" style:leader-text="."/>
        </style:tab-stops>
      </style:paragraph-properties>
      <style:text-properties style:font-name="Arial" fo:font-size="18pt" fo:font-weight="bold" style:font-size-asian="18pt" style:font-weight-asian="bold" style:font-name-complex="Arial" style:font-size-complex="18pt" fo:hyphenate="false" fo:hyphenation-remain-char-count="0" fo:hyphenation-push-char-count="0"/>
    </style:style>
    <style:style style:name="TM_20_2" style:display-name="TM 2" style:family="paragraph" style:parent-style-name="Normal" style:next-style-name="Normal" style:auto-update="true">
      <style:paragraph-properties fo:margin-left="0.42cm" fo:margin-right="0cm" fo:hyphenation-ladder-count="no-limit" fo:text-indent="0cm" style:auto-text-indent="false">
        <style:tab-stops>
          <style:tab-stop style:position="0.85cm"/>
          <style:tab-stop style:position="15.563cm" style:type="right" style:leader-style="dotted" style:leader-text="."/>
        </style:tab-stops>
      </style:paragraph-properties>
      <style:text-properties fo:hyphenate="false" fo:hyphenation-remain-char-count="0" fo:hyphenation-push-char-count="0"/>
    </style:style>
    <style:style style:name="TM_20_3" style:display-name="TM 3" style:family="paragraph" style:parent-style-name="Normal" style:next-style-name="Normal" style:auto-update="true">
      <style:paragraph-properties fo:margin-left="0.85cm" fo:margin-right="0cm" fo:hyphenation-ladder-count="no-limit" fo:text-indent="0cm" style:auto-text-indent="false">
        <style:tab-stops>
          <style:tab-stop style:position="0.843cm"/>
          <style:tab-stop style:position="15.132cm" style:type="right" style:leader-style="dotted" style:leader-text="."/>
        </style:tab-stops>
      </style:paragraph-properties>
      <style:text-properties fo:hyphenate="false" fo:hyphenation-remain-char-count="0" fo:hyphenation-push-char-count="0"/>
    </style:style>
    <style:style style:name="TM_20_5" style:display-name="TM 5" style:family="paragraph" style:parent-style-name="Normal" style:next-style-name="Normal" style:auto-update="true">
      <style:paragraph-properties fo:margin-left="1.69cm" fo:margin-right="0cm" fo:hyphenation-ladder-count="no-limit" fo:text-indent="0cm" style:auto-text-indent="false">
        <style:tab-stops>
          <style:tab-stop style:position="1.027cm"/>
          <style:tab-stop style:position="14.293cm" style:type="right" style:leader-style="dotted" style:leader-text="."/>
        </style:tab-stops>
      </style:paragraph-properties>
      <style:text-properties fo:hyphenate="false" fo:hyphenation-remain-char-count="0" fo:hyphenation-push-char-count="0"/>
    </style:style>
    <style:style style:name="TM_20_4" style:display-name="TM 4" style:family="paragraph" style:parent-style-name="Normal" style:next-style-name="Normal" style:auto-update="true">
      <style:paragraph-properties fo:margin-left="1.27cm" fo:margin-right="0cm" fo:hyphenation-ladder-count="no-limit" fo:text-indent="0cm" style:auto-text-indent="false">
        <style:tab-stops>
          <style:tab-stop style:position="0.847cm"/>
          <style:tab-stop style:position="14.713cm" style:type="right" style:leader-style="dotted" style:leader-text="."/>
        </style:tab-stops>
      </style:paragraph-properties>
      <style:text-properties fo:hyphenate="false" fo:hyphenation-remain-char-count="0" fo:hyphenation-push-char-count="0"/>
    </style:style>
    <style:style style:name="TM_20_6" style:display-name="TM 6" style:family="paragraph" style:parent-style-name="Normal" style:next-style-name="Normal" style:auto-update="true">
      <style:paragraph-properties fo:margin-left="2.12cm" fo:margin-right="0cm" fo:hyphenation-ladder-count="no-limit" fo:text-indent="0cm" style:auto-text-indent="false">
        <style:tab-stops>
          <style:tab-stop style:position="13.862cm" style:type="right" style:leader-style="dotted" style:leader-text="."/>
        </style:tab-stops>
      </style:paragraph-properties>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Endnote_20_anchor" style:display-name="Endnote anchor"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Pied_20_de_20_page_20_Car1" style:display-name="Pied de page Car1" style:family="text" style:parent-style-name="Police_20_par_20_défaut"/>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5" style:display-name="WW_OutlineListStyle_5">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Oli </meta:initial-creator>
    <dc:creator>Quentin </dc:creator>
    <meta:creation-date>2010-03-30T19:14:00Z</meta:creation-date>
    <dc:date>2010-04-08T19:59:20.98</dc:date>
    <meta:editing-cycles>517</meta:editing-cycles>
    <meta:editing-duration>PT28H20M43S</meta:editing-duration>
    <meta:document-statistic meta:table-count="0" meta:image-count="13" meta:object-count="0" meta:page-count="33" meta:paragraph-count="393" meta:word-count="8804" meta:character-count="53243"/>
    <meta:template xlink:type="simple" xlink:actuate="onRequest" xlink:title="" xlink:href="Normal.dotm"/>
  </office:meta>
</office:document-meta>
</file>